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Mono" svg:font-family="'Ubuntu Mono'" style:font-adornments="Bold" style:font-pitch="fixed"/>
    <style:font-face style:name="Ubuntu Mono1" svg:font-family="'Ubuntu 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Ubuntu Condensed" svg:font-family="'Ubuntu Condens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5.9597in" table:align="center"/>
    </style:style>
    <style:style style:name="Table2.A" style:family="table-column">
      <style:table-column-properties style:column-width="0.7479in"/>
    </style:style>
    <style:style style:name="Table2.B" style:family="table-column">
      <style:table-column-properties style:column-width="5.2118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5in" fo:break-before="auto" fo:break-after="auto" table:align="margins"/>
    </style:style>
    <style:style style:name="Table1.A" style:family="table-column">
      <style:table-column-properties style:column-width="2.7528in" style:rel-column-width="26051*"/>
    </style:style>
    <style:style style:name="Table1.B" style:family="table-column">
      <style:table-column-properties style:column-width="2.5in" style:rel-column-width="23658*"/>
    </style:style>
    <style:style style:name="Table1.C" style:family="table-column">
      <style:table-column-properties style:column-width="0.625in" style:rel-column-width="5914*"/>
    </style:style>
    <style:style style:name="Table1.D" style:family="table-column">
      <style:table-column-properties style:column-width="1.0472in" style:rel-column-width="9912*"/>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style:vertical-align="middle" fo:padding="0.0382in" fo:border-left="0.05pt solid #000000" fo:border-right="none" fo:border-top="none" fo:border-bottom="0.05pt solid #000000"/>
    </style:style>
    <style:style style:name="Table1.D2" style:family="table-cell">
      <style:table-cell-properties style:vertical-align="middle" fo:padding="0.0382in" fo:border-left="0.05pt solid #000000" fo:border-right="0.05pt solid #000000" fo:border-top="none" fo:border-bottom="0.05pt solid #000000"/>
    </style:style>
    <style:style style:name="Table7" style:family="table">
      <style:table-properties style:width="6.2215in" table:align="center"/>
    </style:style>
    <style:style style:name="Table7.A" style:family="table-column">
      <style:table-column-properties style:column-width="0.834in"/>
    </style:style>
    <style:style style:name="Table7.B" style:family="table-column">
      <style:table-column-properties style:column-width="0.2576in"/>
    </style:style>
    <style:style style:name="Table7.D" style:family="table-column">
      <style:table-column-properties style:column-width="0.341in"/>
    </style:style>
    <style:style style:name="Table7.A1" style:family="table-cell">
      <style:table-cell-properties fo:padding="0.0382in" fo:border-left="0.05pt solid #000000" fo:border-right="none" fo:border-top="0.05pt solid #000000" fo:border-bottom="0.05pt solid #000000"/>
    </style:style>
    <style:style style:name="Table7.S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background-color="transparent" fo:padding="0.0382in" fo:border-left="0.05pt solid #000000" fo:border-right="none" fo:border-top="none" fo:border-bottom="0.05pt solid #000000">
        <style:background-image/>
      </style:table-cell-properties>
    </style:style>
    <style:style style:name="Table7.P2" style:family="table-cell">
      <style:table-cell-properties fo:padding="0.0382in" fo:border-left="0.05pt solid #000000" fo:border-right="0.05pt solid #000000" fo:border-top="none" fo:border-bottom="0.05pt solid #000000"/>
    </style:style>
    <style:style style:name="P1" style:family="paragraph" style:parent-style-name="Subtitle">
      <style:text-properties fo:font-size="28pt" style:font-size-asian="24.5pt" style:font-size-complex="28pt"/>
    </style:style>
    <style:style style:name="P2" style:family="paragraph" style:parent-style-name="Subtitle">
      <style:text-properties fo:font-size="14pt" style:font-size-asian="14pt" style:font-size-complex="14pt"/>
    </style:style>
    <style:style style:name="P3" style:family="paragraph" style:parent-style-name="Subtitle">
      <style:text-properties fo:font-size="14pt" officeooo:rsid="0114ebba" officeooo:paragraph-rsid="0114ebba" style:font-size-asian="14pt" style:font-size-complex="14pt"/>
    </style:style>
    <style:style style:name="P4" style:family="paragraph" style:parent-style-name="Subtitle">
      <style:text-properties officeooo:rsid="001b5bb5" officeooo:paragraph-rsid="001b5bb5"/>
    </style:style>
    <style:style style:name="P5" style:family="paragraph" style:parent-style-name="Subtitle">
      <style:text-properties style:text-position="0% 100%" style:font-name="Liberation Serif" officeooo:rsid="00c02c6e" officeooo:paragraph-rsid="001b5bb5"/>
    </style:style>
    <style:style style:name="P6" style:family="paragraph" style:parent-style-name="Subtitle">
      <style:text-properties style:font-name="Ubuntu Condensed" fo:font-size="40pt" fo:text-shadow="1pt 1pt" officeooo:paragraph-rsid="0117ba17" style:font-size-asian="40pt" style:font-size-complex="40pt"/>
    </style:style>
    <style:style style:name="P7" style:family="paragraph" style:parent-style-name="Subtitle">
      <style:text-properties fo:font-size="22pt" officeooo:rsid="0117ba17" officeooo:paragraph-rsid="0117ba17" style:font-size-asian="22pt" style:font-size-complex="22pt"/>
    </style:style>
    <style:style style:name="P8" style:family="paragraph" style:parent-style-name="Subtitle">
      <style:text-properties fo:font-size="22pt" fo:font-style="italic" officeooo:rsid="0117ba17" officeooo:paragraph-rsid="0117ba17" style:font-size-asian="22pt" style:font-style-asian="italic" style:font-size-complex="22pt" style:font-style-complex="italic"/>
    </style:style>
    <style:style style:name="P9" style:family="paragraph" style:parent-style-name="Subtitle">
      <style:text-properties officeooo:rsid="02626d0b" officeooo:paragraph-rsid="02626d0b"/>
    </style:style>
    <style:style style:name="P10" style:family="paragraph" style:parent-style-name="Text_20_body">
      <style:paragraph-properties fo:text-align="start" style:justify-single-word="false"/>
      <style:text-properties style:text-position="0% 100%" style:font-name="Liberation Serif" officeooo:rsid="00c02c6e" officeooo:paragraph-rsid="00c17ee1"/>
    </style:style>
    <style:style style:name="P11" style:family="paragraph" style:parent-style-name="Text_20_body">
      <style:text-properties officeooo:rsid="0114ebba" officeooo:paragraph-rsid="0114ebba"/>
    </style:style>
    <style:style style:name="P12" style:family="paragraph" style:parent-style-name="Text_20_body">
      <style:paragraph-properties fo:text-align="center" style:justify-single-word="false"/>
    </style:style>
    <style:style style:name="P13" style:family="paragraph" style:parent-style-name="Text_20_body">
      <style:text-properties officeooo:rsid="001b5bb5" officeooo:paragraph-rsid="001b5bb5"/>
    </style:style>
    <style:style style:name="P14" style:family="paragraph" style:parent-style-name="Text_20_body">
      <style:text-properties officeooo:paragraph-rsid="0116e77d"/>
    </style:style>
    <style:style style:name="P15" style:family="paragraph" style:parent-style-name="Text_20_body">
      <style:text-properties fo:font-size="22pt" officeooo:paragraph-rsid="0117ba17" style:font-size-asian="22pt" style:font-size-complex="22pt"/>
    </style:style>
    <style:style style:name="P16" style:family="paragraph" style:parent-style-name="Text_20_body">
      <style:text-properties officeooo:rsid="02659fd3" officeooo:paragraph-rsid="02659fd3"/>
    </style:style>
    <style:style style:name="P17" style:family="paragraph" style:parent-style-name="Text_20_body">
      <style:paragraph-properties fo:text-align="justify" style:justify-single-word="false"/>
      <style:text-properties officeooo:rsid="0266dd5f" officeooo:paragraph-rsid="0266dd5f"/>
    </style:style>
    <style:style style:name="P18" style:family="paragraph" style:parent-style-name="Text_20_body">
      <style:text-properties officeooo:rsid="026875f5" officeooo:paragraph-rsid="026875f5"/>
    </style:style>
    <style:style style:name="P19" style:family="paragraph" style:parent-style-name="Text_20_body">
      <style:text-properties officeooo:rsid="026a5c58" officeooo:paragraph-rsid="026a5c58"/>
    </style:style>
    <style:style style:name="P20" style:family="paragraph" style:parent-style-name="Text_20_body">
      <style:text-properties officeooo:rsid="026f6f2e" officeooo:paragraph-rsid="026f6f2e"/>
    </style:style>
    <style:style style:name="P21" style:family="paragraph" style:parent-style-name="Text_20_body">
      <style:text-properties officeooo:paragraph-rsid="026463ab"/>
    </style:style>
    <style:style style:name="P22" style:family="paragraph" style:parent-style-name="Text_20_body">
      <style:text-properties officeooo:paragraph-rsid="026ba74b"/>
    </style:style>
    <style:style style:name="P23" style:family="paragraph" style:parent-style-name="Text_20_body">
      <style:text-properties officeooo:rsid="02765faa" officeooo:paragraph-rsid="02765faa"/>
    </style:style>
    <style:style style:name="P24" style:family="paragraph" style:parent-style-name="Text_20_body">
      <style:text-properties officeooo:paragraph-rsid="02765faa"/>
    </style:style>
    <style:style style:name="P25" style:family="paragraph" style:parent-style-name="Text_20_body">
      <style:text-properties officeooo:rsid="02785006" officeooo:paragraph-rsid="02785006"/>
    </style:style>
    <style:style style:name="P26" style:family="paragraph" style:parent-style-name="Text_20_body">
      <style:text-properties officeooo:rsid="02794483" officeooo:paragraph-rsid="02794483"/>
    </style:style>
    <style:style style:name="P27" style:family="paragraph" style:parent-style-name="Text_20_body">
      <style:text-properties officeooo:rsid="027b6415" officeooo:paragraph-rsid="027b6415"/>
    </style:style>
    <style:style style:name="P28" style:family="paragraph" style:parent-style-name="Text_20_body">
      <style:text-properties officeooo:rsid="027b6415" officeooo:paragraph-rsid="0307426a"/>
    </style:style>
    <style:style style:name="P29" style:family="paragraph" style:parent-style-name="Text_20_body">
      <style:text-properties officeooo:rsid="027cd724" officeooo:paragraph-rsid="027cd724"/>
    </style:style>
    <style:style style:name="P30" style:family="paragraph" style:parent-style-name="Text_20_body">
      <style:text-properties officeooo:rsid="0280a2c5" officeooo:paragraph-rsid="0280a2c5"/>
    </style:style>
    <style:style style:name="P31" style:family="paragraph" style:parent-style-name="Text_20_body">
      <style:text-properties officeooo:rsid="0284c6bc" officeooo:paragraph-rsid="0284c6bc"/>
    </style:style>
    <style:style style:name="P32" style:family="paragraph" style:parent-style-name="Text_20_body">
      <style:text-properties officeooo:rsid="02969941" officeooo:paragraph-rsid="02969941"/>
    </style:style>
    <style:style style:name="P33" style:family="paragraph" style:parent-style-name="Text_20_body">
      <style:text-properties officeooo:rsid="029a8fb1" officeooo:paragraph-rsid="029a8fb1"/>
    </style:style>
    <style:style style:name="P34" style:family="paragraph" style:parent-style-name="Text_20_body">
      <style:text-properties officeooo:rsid="029b4585" officeooo:paragraph-rsid="029b4585"/>
    </style:style>
    <style:style style:name="P35" style:family="paragraph" style:parent-style-name="Text_20_body">
      <style:text-properties officeooo:rsid="029dfd81" officeooo:paragraph-rsid="029dfd81"/>
    </style:style>
    <style:style style:name="P36" style:family="paragraph" style:parent-style-name="Text_20_body">
      <style:text-properties officeooo:rsid="02a2a502" officeooo:paragraph-rsid="02a2a502"/>
    </style:style>
    <style:style style:name="P37" style:family="paragraph" style:parent-style-name="Text_20_body">
      <style:text-properties officeooo:rsid="02a79365" officeooo:paragraph-rsid="02a79365"/>
    </style:style>
    <style:style style:name="P38" style:family="paragraph" style:parent-style-name="Text_20_body">
      <style:text-properties officeooo:rsid="02ad3408" officeooo:paragraph-rsid="02ad3408"/>
    </style:style>
    <style:style style:name="P39" style:family="paragraph" style:parent-style-name="Text_20_body">
      <style:text-properties officeooo:rsid="02b0e65f" officeooo:paragraph-rsid="02b0e65f"/>
    </style:style>
    <style:style style:name="P40" style:family="paragraph" style:parent-style-name="Text_20_body">
      <style:text-properties officeooo:rsid="02b4eea7" officeooo:paragraph-rsid="02b4eea7"/>
    </style:style>
    <style:style style:name="P41" style:family="paragraph" style:parent-style-name="Text_20_body">
      <style:text-properties officeooo:rsid="02b73e7d" officeooo:paragraph-rsid="02b73e7d"/>
    </style:style>
    <style:style style:name="P42" style:family="paragraph" style:parent-style-name="Text_20_body">
      <style:text-properties officeooo:rsid="02bf6ac2" officeooo:paragraph-rsid="02bf6ac2"/>
    </style:style>
    <style:style style:name="P43" style:family="paragraph" style:parent-style-name="Text_20_body">
      <style:text-properties officeooo:rsid="02c258fa" officeooo:paragraph-rsid="02c258fa"/>
    </style:style>
    <style:style style:name="P44" style:family="paragraph" style:parent-style-name="Text_20_body">
      <style:text-properties officeooo:rsid="02c44fe5" officeooo:paragraph-rsid="02c44fe5"/>
    </style:style>
    <style:style style:name="P45" style:family="paragraph" style:parent-style-name="Text_20_body">
      <style:text-properties officeooo:rsid="02c79442" officeooo:paragraph-rsid="02c79442"/>
    </style:style>
    <style:style style:name="P46" style:family="paragraph" style:parent-style-name="Text_20_body">
      <style:text-properties officeooo:rsid="02d286f8" officeooo:paragraph-rsid="02d286f8"/>
    </style:style>
    <style:style style:name="P47" style:family="paragraph" style:parent-style-name="Text_20_body">
      <style:text-properties officeooo:rsid="02d4a348" officeooo:paragraph-rsid="02d4a348"/>
    </style:style>
    <style:style style:name="P48" style:family="paragraph" style:parent-style-name="Text_20_body">
      <style:text-properties officeooo:rsid="02db548a" officeooo:paragraph-rsid="02db548a"/>
    </style:style>
    <style:style style:name="P49" style:family="paragraph" style:parent-style-name="Text_20_body">
      <style:text-properties officeooo:rsid="02e2749d" officeooo:paragraph-rsid="02e2749d"/>
    </style:style>
    <style:style style:name="P50" style:family="paragraph" style:parent-style-name="Text_20_body">
      <style:text-properties officeooo:paragraph-rsid="02e43541"/>
    </style:style>
    <style:style style:name="P51" style:family="paragraph" style:parent-style-name="Text_20_body">
      <style:text-properties officeooo:rsid="02eacc6f" officeooo:paragraph-rsid="02eacc6f"/>
    </style:style>
    <style:style style:name="P52" style:family="paragraph" style:parent-style-name="Text_20_body">
      <style:text-properties officeooo:paragraph-rsid="02eacc6f"/>
    </style:style>
    <style:style style:name="P53" style:family="paragraph" style:parent-style-name="Text_20_body">
      <style:text-properties officeooo:rsid="02ef5f4a" officeooo:paragraph-rsid="02ef5f4a"/>
    </style:style>
    <style:style style:name="P54" style:family="paragraph" style:parent-style-name="Text_20_body">
      <style:text-properties officeooo:rsid="02f1e95c" officeooo:paragraph-rsid="02f1e95c"/>
    </style:style>
    <style:style style:name="P55" style:family="paragraph" style:parent-style-name="Text_20_body">
      <style:text-properties officeooo:rsid="02f46183" officeooo:paragraph-rsid="02f46183"/>
    </style:style>
    <style:style style:name="P56" style:family="paragraph" style:parent-style-name="Text_20_body">
      <style:text-properties officeooo:rsid="02f59cd1" officeooo:paragraph-rsid="02f59cd1"/>
    </style:style>
    <style:style style:name="P57" style:family="paragraph" style:parent-style-name="Text_20_body">
      <style:text-properties officeooo:rsid="02f93cdc" officeooo:paragraph-rsid="02f93cdc"/>
    </style:style>
    <style:style style:name="P58" style:family="paragraph" style:parent-style-name="Text_20_body">
      <style:text-properties officeooo:rsid="030084bb" officeooo:paragraph-rsid="030084bb"/>
    </style:style>
    <style:style style:name="P59" style:family="paragraph" style:parent-style-name="Text_20_body">
      <style:text-properties officeooo:paragraph-rsid="030084bb"/>
    </style:style>
    <style:style style:name="P60" style:family="paragraph" style:parent-style-name="Text_20_body">
      <style:text-properties officeooo:rsid="03090d1a" officeooo:paragraph-rsid="03090d1a"/>
    </style:style>
    <style:style style:name="P61" style:family="paragraph" style:parent-style-name="Code">
      <style:text-properties officeooo:rsid="02659fd3" officeooo:paragraph-rsid="02659fd3"/>
    </style:style>
    <style:style style:name="P62" style:family="paragraph" style:parent-style-name="Code">
      <style:text-properties officeooo:rsid="02680caf" officeooo:paragraph-rsid="02680caf"/>
    </style:style>
    <style:style style:name="P63" style:family="paragraph" style:parent-style-name="Code">
      <style:text-properties officeooo:rsid="02680caf" officeooo:paragraph-rsid="026f6f2e"/>
    </style:style>
    <style:style style:name="P64" style:family="paragraph" style:parent-style-name="Code">
      <style:text-properties officeooo:rsid="026a5c58" officeooo:paragraph-rsid="026a5c58"/>
    </style:style>
    <style:style style:name="P65" style:family="paragraph" style:parent-style-name="Code">
      <style:text-properties officeooo:rsid="026a5c58" officeooo:paragraph-rsid="026bd468"/>
    </style:style>
    <style:style style:name="P66" style:family="paragraph" style:parent-style-name="Code">
      <style:text-properties officeooo:rsid="026a5c58" officeooo:paragraph-rsid="026ca412"/>
    </style:style>
    <style:style style:name="P67" style:family="paragraph" style:parent-style-name="Code">
      <style:text-properties fo:font-weight="bold" style:font-weight-asian="bold" style:font-weight-complex="bold"/>
    </style:style>
    <style:style style:name="P68" style:family="paragraph" style:parent-style-name="Code">
      <style:text-properties officeooo:paragraph-rsid="02765faa"/>
    </style:style>
    <style:style style:name="P69" style:family="paragraph" style:parent-style-name="Code">
      <style:text-properties fo:font-weight="normal" officeooo:rsid="029882cc" officeooo:paragraph-rsid="029882cc" style:font-weight-asian="normal" style:font-weight-complex="normal"/>
    </style:style>
    <style:style style:name="P70" style:family="paragraph" style:parent-style-name="Code">
      <style:text-properties officeooo:rsid="02785006" officeooo:paragraph-rsid="02785006"/>
    </style:style>
    <style:style style:name="P71" style:family="paragraph" style:parent-style-name="Code">
      <style:text-properties officeooo:rsid="027b6415" officeooo:paragraph-rsid="027b6415"/>
    </style:style>
    <style:style style:name="P72" style:family="paragraph" style:parent-style-name="Code">
      <style:text-properties fo:font-style="italic" officeooo:rsid="027b6415" officeooo:paragraph-rsid="027b6415" style:font-style-asian="italic" style:font-style-complex="italic"/>
    </style:style>
    <style:style style:name="P73" style:family="paragraph" style:parent-style-name="Code">
      <style:text-properties fo:font-style="italic" officeooo:rsid="027cd724" officeooo:paragraph-rsid="027cd724" style:font-style-asian="italic" style:font-style-complex="italic"/>
    </style:style>
    <style:style style:name="P74" style:family="paragraph" style:parent-style-name="Code">
      <style:text-properties fo:font-style="italic" officeooo:rsid="027cd724" officeooo:paragraph-rsid="0281fb98" style:font-style-asian="italic" style:font-style-complex="italic"/>
    </style:style>
    <style:style style:name="P75" style:family="paragraph" style:parent-style-name="Code">
      <style:text-properties fo:font-style="italic" officeooo:rsid="027cd724" officeooo:paragraph-rsid="0289dc50" style:font-style-asian="italic" style:font-style-complex="italic"/>
    </style:style>
    <style:style style:name="P76" style:family="paragraph" style:parent-style-name="Code">
      <style:text-properties fo:font-style="italic" officeooo:rsid="029b4585" officeooo:paragraph-rsid="029b4585" style:font-style-asian="italic" style:font-style-complex="italic"/>
    </style:style>
    <style:style style:name="P77" style:family="paragraph" style:parent-style-name="Code">
      <style:text-properties fo:font-style="italic" officeooo:rsid="02a5b96f" officeooo:paragraph-rsid="02a5b96f" style:font-style-asian="italic" style:font-style-complex="italic"/>
    </style:style>
    <style:style style:name="P78" style:family="paragraph" style:parent-style-name="Code">
      <style:text-properties fo:font-style="italic" officeooo:rsid="02af193f" officeooo:paragraph-rsid="02af193f" style:font-style-asian="italic" style:font-style-complex="italic"/>
    </style:style>
    <style:style style:name="P79" style:family="paragraph" style:parent-style-name="Code">
      <style:text-properties fo:font-style="italic" officeooo:rsid="02b5924d" officeooo:paragraph-rsid="02b5924d" style:font-style-asian="italic" style:font-style-complex="italic"/>
    </style:style>
    <style:style style:name="P80" style:family="paragraph" style:parent-style-name="Code">
      <style:text-properties fo:font-style="italic" officeooo:rsid="02bf6ac2" officeooo:paragraph-rsid="02bf6ac2" style:font-style-asian="italic" style:font-style-complex="italic"/>
    </style:style>
    <style:style style:name="P81" style:family="paragraph" style:parent-style-name="Code">
      <style:text-properties fo:font-style="italic" officeooo:rsid="02bf6ac2" officeooo:paragraph-rsid="02c520c9" style:font-style-asian="italic" style:font-style-complex="italic"/>
    </style:style>
    <style:style style:name="P82" style:family="paragraph" style:parent-style-name="Code">
      <style:text-properties fo:font-style="italic" officeooo:rsid="02c79442" officeooo:paragraph-rsid="02c79442" style:font-style-asian="italic" style:font-style-complex="italic"/>
    </style:style>
    <style:style style:name="P83" style:family="paragraph" style:parent-style-name="Code">
      <style:text-properties fo:font-style="italic" officeooo:rsid="02c79442" officeooo:paragraph-rsid="02c98ec1" style:font-style-asian="italic" style:font-style-complex="italic"/>
    </style:style>
    <style:style style:name="P84" style:family="paragraph" style:parent-style-name="Code">
      <style:text-properties fo:font-style="italic" officeooo:rsid="02d286f8" officeooo:paragraph-rsid="02d286f8" style:font-style-asian="italic" style:font-style-complex="italic"/>
    </style:style>
    <style:style style:name="P85" style:family="paragraph" style:parent-style-name="Code">
      <style:text-properties fo:font-style="italic" officeooo:rsid="02e129d2" officeooo:paragraph-rsid="02e129d2" style:font-style-asian="italic" style:font-style-complex="italic"/>
    </style:style>
    <style:style style:name="P86" style:family="paragraph" style:parent-style-name="Code">
      <style:text-properties fo:font-style="italic" officeooo:rsid="02f59cd1" officeooo:paragraph-rsid="02f59cd1" style:font-style-asian="italic" style:font-style-complex="italic"/>
    </style:style>
    <style:style style:name="P87" style:family="paragraph" style:parent-style-name="Code">
      <style:text-properties fo:font-style="italic" officeooo:rsid="0307426a" officeooo:paragraph-rsid="0307426a" style:font-style-asian="italic" style:font-style-complex="italic"/>
    </style:style>
    <style:style style:name="P88" style:family="paragraph" style:parent-style-name="Code">
      <style:text-properties fo:font-style="italic" fo:font-weight="normal" officeooo:rsid="02c0cf46" officeooo:paragraph-rsid="02c0cf46" style:font-style-asian="italic" style:font-weight-asian="normal" style:font-style-complex="italic" style:font-weight-complex="normal"/>
    </style:style>
    <style:style style:name="P89" style:family="paragraph" style:parent-style-name="Code">
      <style:text-properties officeooo:rsid="029882cc" officeooo:paragraph-rsid="029882cc"/>
    </style:style>
    <style:style style:name="P90" style:family="paragraph" style:parent-style-name="Code">
      <style:text-properties officeooo:rsid="029a8fb1" officeooo:paragraph-rsid="029a8fb1"/>
    </style:style>
    <style:style style:name="P91" style:family="paragraph" style:parent-style-name="Code">
      <style:text-properties style:text-position="0% 100%" fo:font-style="italic" officeooo:rsid="029b4585" officeooo:paragraph-rsid="029b4585" style:font-style-asian="italic" style:font-style-complex="italic"/>
    </style:style>
    <style:style style:name="P92" style:family="paragraph" style:parent-style-name="Code">
      <style:text-properties officeooo:rsid="029dfd81" officeooo:paragraph-rsid="029dfd81"/>
    </style:style>
    <style:style style:name="P93" style:family="paragraph" style:parent-style-name="Code">
      <style:text-properties officeooo:rsid="02a5b96f" officeooo:paragraph-rsid="02a5b96f"/>
    </style:style>
    <style:style style:name="P94" style:family="paragraph" style:parent-style-name="Code">
      <style:text-properties officeooo:rsid="02a79365" officeooo:paragraph-rsid="02a79365"/>
    </style:style>
    <style:style style:name="P95" style:family="paragraph" style:parent-style-name="Code">
      <style:text-properties officeooo:rsid="02b0e65f" officeooo:paragraph-rsid="02b0e65f"/>
    </style:style>
    <style:style style:name="P96" style:family="paragraph" style:parent-style-name="Code">
      <style:text-properties officeooo:rsid="02b195ea" officeooo:paragraph-rsid="02b195ea"/>
    </style:style>
    <style:style style:name="P97" style:family="paragraph" style:parent-style-name="Code">
      <style:text-properties officeooo:rsid="02b4eea7" officeooo:paragraph-rsid="02b4eea7"/>
    </style:style>
    <style:style style:name="P98" style:family="paragraph" style:parent-style-name="Code">
      <style:text-properties officeooo:rsid="02d4a348" officeooo:paragraph-rsid="02d4a348"/>
    </style:style>
    <style:style style:name="P99" style:family="paragraph" style:parent-style-name="Code">
      <style:text-properties officeooo:rsid="02e476de" officeooo:paragraph-rsid="02e476de"/>
    </style:style>
    <style:style style:name="P100" style:family="paragraph" style:parent-style-name="Code">
      <style:text-properties officeooo:rsid="02e476de" officeooo:paragraph-rsid="02ef5f4a"/>
    </style:style>
    <style:style style:name="P101" style:family="paragraph" style:parent-style-name="Code">
      <style:text-properties officeooo:paragraph-rsid="02af193f"/>
    </style:style>
    <style:style style:name="P102" style:family="paragraph" style:parent-style-name="Code">
      <style:text-properties officeooo:paragraph-rsid="029b4585"/>
    </style:style>
    <style:style style:name="P103" style:family="paragraph" style:parent-style-name="Code">
      <style:text-properties officeooo:rsid="02f1e95c" officeooo:paragraph-rsid="02f1e95c"/>
    </style:style>
    <style:style style:name="P104" style:family="paragraph" style:parent-style-name="Code">
      <style:text-properties officeooo:paragraph-rsid="03090d1a"/>
    </style:style>
    <style:style style:name="P105" style:family="paragraph" style:parent-style-name="Code">
      <style:text-properties officeooo:paragraph-rsid="0309fb7e"/>
    </style:style>
    <style:style style:name="P106" style:family="paragraph" style:parent-style-name="Table_20_Contents">
      <style:paragraph-properties fo:text-align="center" style:justify-single-word="false"/>
      <style:text-properties officeooo:rsid="0284c6bc" officeooo:paragraph-rsid="0284c6bc"/>
    </style:style>
    <style:style style:name="P107" style:family="paragraph" style:parent-style-name="Table_20_Contents">
      <style:paragraph-properties fo:text-align="center" style:justify-single-word="false"/>
      <style:text-properties fo:font-weight="bold" officeooo:rsid="0284c6bc" officeooo:paragraph-rsid="0284c6bc" style:font-weight-asian="bold" style:font-weight-complex="bold"/>
    </style:style>
    <style:style style:name="P108" style:family="paragraph" style:parent-style-name="Table_20_Contents">
      <style:paragraph-properties fo:text-align="center" style:justify-single-word="false"/>
      <style:text-properties fo:font-weight="bold" officeooo:rsid="0292156d" officeooo:paragraph-rsid="0292156d" style:font-weight-asian="bold" style:font-weight-complex="bold"/>
    </style:style>
    <style:style style:name="P109" style:family="paragraph" style:parent-style-name="Table_20_Contents">
      <style:paragraph-properties fo:text-align="center" style:justify-single-word="false"/>
      <style:text-properties officeooo:paragraph-rsid="02873523"/>
    </style:style>
    <style:style style:name="P110" style:family="paragraph" style:parent-style-name="Table_20_Contents">
      <style:paragraph-properties fo:text-align="center" style:justify-single-word="false"/>
      <style:text-properties officeooo:paragraph-rsid="028a2aa9"/>
    </style:style>
    <style:style style:name="P111" style:family="paragraph" style:parent-style-name="Table_20_Contents">
      <style:paragraph-properties fo:text-align="center" style:justify-single-word="false"/>
      <style:text-properties officeooo:paragraph-rsid="028b6e51"/>
    </style:style>
    <style:style style:name="P112" style:family="paragraph" style:parent-style-name="Table_20_Contents">
      <style:paragraph-properties fo:text-align="center" style:justify-single-word="false"/>
      <style:text-properties officeooo:paragraph-rsid="028c8156"/>
    </style:style>
    <style:style style:name="P113" style:family="paragraph" style:parent-style-name="Table_20_Contents">
      <style:paragraph-properties fo:text-align="center" style:justify-single-word="false"/>
      <style:text-properties officeooo:paragraph-rsid="028f4b5b"/>
    </style:style>
    <style:style style:name="P114" style:family="paragraph" style:parent-style-name="Table_20_Contents">
      <style:paragraph-properties fo:text-align="center" style:justify-single-word="false"/>
      <style:text-properties officeooo:rsid="02873523" officeooo:paragraph-rsid="02873523"/>
    </style:style>
    <style:style style:name="P115" style:family="paragraph" style:parent-style-name="Table_20_Contents">
      <style:paragraph-properties fo:text-align="center" style:justify-single-word="false"/>
      <style:text-properties officeooo:rsid="02873523" officeooo:paragraph-rsid="028f4323"/>
    </style:style>
    <style:style style:name="P116" style:family="paragraph" style:parent-style-name="Table_20_Contents">
      <style:paragraph-properties fo:text-align="center" style:justify-single-word="false"/>
      <style:text-properties officeooo:rsid="028a2aa9" officeooo:paragraph-rsid="028a2aa9"/>
    </style:style>
    <style:style style:name="P117" style:family="paragraph" style:parent-style-name="Table_20_Contents">
      <style:paragraph-properties fo:text-align="center" style:justify-single-word="false"/>
      <style:text-properties officeooo:rsid="028a2aa9" officeooo:paragraph-rsid="028f4323"/>
    </style:style>
    <style:style style:name="P118" style:family="paragraph" style:parent-style-name="Table_20_Contents">
      <style:paragraph-properties fo:text-align="center" style:justify-single-word="false"/>
      <style:text-properties officeooo:rsid="028c8156" officeooo:paragraph-rsid="028c8156"/>
    </style:style>
    <style:style style:name="P119" style:family="paragraph" style:parent-style-name="Table_20_Contents">
      <style:paragraph-properties fo:text-align="center" style:justify-single-word="false"/>
      <style:text-properties officeooo:rsid="028c8156" officeooo:paragraph-rsid="028f4323"/>
    </style:style>
    <style:style style:name="P120" style:family="paragraph" style:parent-style-name="Table_20_Contents">
      <style:paragraph-properties fo:text-align="center" style:justify-single-word="false"/>
      <style:text-properties officeooo:rsid="028c8156" officeooo:paragraph-rsid="02903a1f"/>
    </style:style>
    <style:style style:name="P121" style:family="paragraph" style:parent-style-name="Table_20_Contents">
      <style:paragraph-properties fo:text-align="center" style:justify-single-word="false"/>
      <style:text-properties officeooo:rsid="028d88d4" officeooo:paragraph-rsid="028d88d4"/>
    </style:style>
    <style:style style:name="P122" style:family="paragraph" style:parent-style-name="Table_20_Contents">
      <style:paragraph-properties fo:text-align="center" style:justify-single-word="false"/>
      <style:text-properties officeooo:rsid="028f4b5b" officeooo:paragraph-rsid="028f4b5b"/>
    </style:style>
    <style:style style:name="P123" style:family="paragraph" style:parent-style-name="Table_20_Contents">
      <style:paragraph-properties fo:text-align="center" style:justify-single-word="false"/>
      <style:text-properties officeooo:rsid="02903a1f" officeooo:paragraph-rsid="02903a1f"/>
    </style:style>
    <style:style style:name="P124" style:family="paragraph" style:parent-style-name="Table_20_Contents">
      <style:paragraph-properties fo:text-align="center" style:justify-single-word="false"/>
      <style:text-properties officeooo:rsid="02afa355" officeooo:paragraph-rsid="02afa355"/>
    </style:style>
    <style:style style:name="P125" style:family="paragraph" style:parent-style-name="Table_20_Contents">
      <style:paragraph-properties fo:text-align="center" style:justify-single-word="false"/>
      <style:text-properties officeooo:rsid="02b0a8f3" officeooo:paragraph-rsid="02b0a8f3"/>
    </style:style>
    <style:style style:name="P126" style:family="paragraph" style:parent-style-name="Table_20_Contents">
      <style:paragraph-properties fo:text-align="justify" style:justify-single-word="false"/>
      <style:text-properties officeooo:rsid="03025781" officeooo:paragraph-rsid="03025781"/>
    </style:style>
    <style:style style:name="P127" style:family="paragraph" style:parent-style-name="Table_20_Contents">
      <style:paragraph-properties fo:text-align="center" style:justify-single-word="false"/>
      <style:text-properties officeooo:rsid="03025781" officeooo:paragraph-rsid="03025781"/>
    </style:style>
    <style:style style:name="P128" style:family="paragraph" style:parent-style-name="Footnote">
      <style:text-properties fo:font-style="italic" officeooo:rsid="02cc3711" officeooo:paragraph-rsid="02cc3711" style:font-style-asian="italic" style:font-style-complex="italic"/>
    </style:style>
    <style:style style:name="P129" style:family="paragraph" style:parent-style-name="Text_20_body">
      <style:text-properties officeooo:rsid="027b6415" officeooo:paragraph-rsid="027b6415"/>
    </style:style>
    <style:style style:name="P130" style:family="paragraph" style:parent-style-name="Text_20_body">
      <style:text-properties officeooo:rsid="03132022" officeooo:paragraph-rsid="03132022"/>
    </style:style>
    <style:style style:name="P131" style:family="paragraph" style:parent-style-name="Text_20_body" style:list-style-name="L1">
      <style:text-properties officeooo:rsid="03132022" officeooo:paragraph-rsid="03132022"/>
    </style:style>
    <style:style style:name="P132" style:family="paragraph" style:parent-style-name="Text_20_body">
      <style:text-properties officeooo:paragraph-rsid="03132022"/>
    </style:style>
    <style:style style:name="P133" style:family="paragraph" style:parent-style-name="Text_20_body" style:list-style-name="L1">
      <style:text-properties officeooo:paragraph-rsid="03132022"/>
    </style:style>
    <style:style style:name="P134" style:family="paragraph" style:parent-style-name="Text_20_body">
      <style:text-properties officeooo:rsid="0317910e" officeooo:paragraph-rsid="0317910e"/>
    </style:style>
    <style:style style:name="P135" style:family="paragraph" style:parent-style-name="Text_20_body">
      <style:text-properties officeooo:rsid="0318985c" officeooo:paragraph-rsid="0318985c"/>
    </style:style>
    <style:style style:name="P136" style:family="paragraph" style:parent-style-name="Text_20_body">
      <style:text-properties fo:font-weight="bold" officeooo:rsid="01d338e1" officeooo:paragraph-rsid="031adc9a" style:font-weight-asian="bold" style:font-weight-complex="bold"/>
    </style:style>
    <style:style style:name="P137" style:family="paragraph" style:parent-style-name="Text_20_body">
      <style:text-properties fo:font-weight="normal" officeooo:rsid="0191218f" officeooo:paragraph-rsid="031adc9a" style:font-weight-asian="normal" style:font-weight-complex="normal"/>
    </style:style>
    <style:style style:name="P138" style:family="paragraph" style:parent-style-name="Text_20_body">
      <style:text-properties officeooo:rsid="01913a8d" officeooo:paragraph-rsid="031adc9a"/>
    </style:style>
    <style:style style:name="P139" style:family="paragraph" style:parent-style-name="Text_20_body" style:list-style-name="L2" style:master-page-name="">
      <loext:graphic-properties draw:fill="none"/>
      <style:paragraph-properties fo:margin-left="0.6252in" fo:margin-right="0in" fo:margin-top="0in" fo:margin-bottom="0.0972in" loext:contextual-spacing="false" fo:line-height="120%" fo:text-align="justify" style:justify-single-word="false" fo:text-indent="-0.25in" style:auto-text-indent="false" style:page-number="auto" fo:background-color="transparent" style:shadow="none"/>
      <style:text-properties officeooo:rsid="03132022" officeooo:paragraph-rsid="03132022"/>
    </style:style>
    <style:style style:name="P140" style:family="paragraph" style:parent-style-name="Text_20_body" style:list-style-name="L2">
      <loext:graphic-properties draw:fill="none"/>
      <style:paragraph-properties fo:margin-left="0.6252in" fo:margin-right="0in" fo:margin-top="0in" fo:margin-bottom="0.0972in" loext:contextual-spacing="false" fo:line-height="120%" fo:text-align="justify" style:justify-single-word="false" fo:text-indent="-0.25in" style:auto-text-indent="false" fo:background-color="transparent" style:shadow="none"/>
      <style:text-properties officeooo:rsid="03132022" officeooo:paragraph-rsid="03132022"/>
    </style:style>
    <style:style style:name="P141" style:family="paragraph" style:parent-style-name="Text_20_body" style:list-style-name="L2">
      <loext:graphic-properties draw:fill="none"/>
      <style:paragraph-properties fo:margin-left="0.6252in" fo:margin-right="0in" fo:margin-top="0in" fo:margin-bottom="0.0972in" loext:contextual-spacing="false" fo:line-height="120%" fo:text-align="justify" style:justify-single-word="false" fo:text-indent="-0.25in" style:auto-text-indent="false" fo:background-color="transparent" style:shadow="none"/>
      <style:text-properties officeooo:rsid="0316d002" officeooo:paragraph-rsid="0316d002"/>
    </style:style>
    <style:style style:name="P142" style:family="paragraph" style:parent-style-name="Heading_20_1" style:list-style-name=""/>
    <style:style style:name="P143" style:family="paragraph" style:parent-style-name="Heading_20_1" style:list-style-name="">
      <style:text-properties officeooo:rsid="0116e77d" officeooo:paragraph-rsid="0116e77d"/>
    </style:style>
    <style:style style:name="P144" style:family="paragraph" style:parent-style-name="Heading_20_1">
      <style:paragraph-properties fo:break-before="page"/>
    </style:style>
    <style:style style:name="P145" style:family="paragraph" style:parent-style-name="Heading_20_1">
      <style:paragraph-properties fo:break-before="page"/>
      <style:text-properties officeooo:rsid="026463ab" officeooo:paragraph-rsid="026463ab"/>
    </style:style>
    <style:style style:name="P146" style:family="paragraph" style:parent-style-name="Heading_20_1">
      <style:paragraph-properties fo:break-before="page"/>
      <style:text-properties officeooo:rsid="027b6415" officeooo:paragraph-rsid="027b6415"/>
    </style:style>
    <style:style style:name="P147" style:family="paragraph" style:parent-style-name="Heading_20_1">
      <style:paragraph-properties fo:break-before="page"/>
      <style:text-properties officeooo:rsid="02db548a" officeooo:paragraph-rsid="02db548a"/>
    </style:style>
    <style:style style:name="P148" style:family="paragraph" style:parent-style-name="Heading_20_1">
      <style:paragraph-properties fo:break-before="page"/>
      <style:text-properties officeooo:rsid="02f4cf0f" officeooo:paragraph-rsid="02f4cf0f"/>
    </style:style>
    <style:style style:name="P149" style:family="paragraph" style:parent-style-name="Heading_20_1">
      <style:paragraph-properties fo:break-before="page"/>
      <style:text-properties officeooo:paragraph-rsid="031adc9a"/>
    </style:style>
    <style:style style:name="P150" style:family="paragraph" style:parent-style-name="Heading_20_2">
      <style:text-properties officeooo:rsid="0266dd5f" officeooo:paragraph-rsid="0266dd5f"/>
    </style:style>
    <style:style style:name="P151" style:family="paragraph" style:parent-style-name="Heading_20_2">
      <style:text-properties officeooo:rsid="026f6f2e" officeooo:paragraph-rsid="026f6f2e"/>
    </style:style>
    <style:style style:name="P152" style:family="paragraph" style:parent-style-name="Heading_20_2">
      <style:text-properties officeooo:rsid="02765faa" officeooo:paragraph-rsid="02765faa"/>
    </style:style>
    <style:style style:name="P153" style:family="paragraph" style:parent-style-name="Heading_20_2">
      <style:text-properties officeooo:rsid="027cd724" officeooo:paragraph-rsid="027cd724"/>
    </style:style>
    <style:style style:name="P154" style:family="paragraph" style:parent-style-name="Heading_20_2">
      <style:text-properties officeooo:rsid="0280a2c5" officeooo:paragraph-rsid="0280a2c5"/>
    </style:style>
    <style:style style:name="P155" style:family="paragraph" style:parent-style-name="Heading_20_2">
      <style:text-properties officeooo:rsid="0284c6bc" officeooo:paragraph-rsid="0284c6bc"/>
    </style:style>
    <style:style style:name="P156" style:family="paragraph" style:parent-style-name="Heading_20_2" style:list-style-name=""/>
    <style:style style:name="P157" style:family="paragraph" style:parent-style-name="Heading_20_2" style:list-style-name="">
      <style:text-properties officeooo:rsid="0294b541" officeooo:paragraph-rsid="0294b541"/>
    </style:style>
    <style:style style:name="P158" style:family="paragraph" style:parent-style-name="Heading_20_2">
      <style:text-properties officeooo:rsid="02b4eea7" officeooo:paragraph-rsid="02b4eea7"/>
    </style:style>
    <style:style style:name="P159" style:family="paragraph" style:parent-style-name="Heading_20_2" style:list-style-name="">
      <style:text-properties officeooo:rsid="02c258fa" officeooo:paragraph-rsid="02c258fa"/>
    </style:style>
    <style:style style:name="P160" style:family="paragraph" style:parent-style-name="Heading_20_2">
      <style:text-properties officeooo:paragraph-rsid="03132022"/>
    </style:style>
    <style:style style:name="P161" style:family="paragraph" style:parent-style-name="Heading_20_2">
      <style:paragraph-properties fo:break-before="page"/>
    </style:style>
    <style:style style:name="P162" style:family="paragraph" style:parent-style-name="Heading_20_2">
      <style:paragraph-properties fo:break-before="page"/>
      <style:text-properties officeooo:rsid="026875f5" officeooo:paragraph-rsid="026f6f2e"/>
    </style:style>
    <style:style style:name="P163" style:family="paragraph" style:parent-style-name="Heading_20_2">
      <style:paragraph-properties fo:break-before="page"/>
      <style:text-properties officeooo:rsid="0284c6bc" officeooo:paragraph-rsid="0284c6bc"/>
    </style:style>
    <style:style style:name="P164" style:family="paragraph" style:parent-style-name="Heading_20_2">
      <style:paragraph-properties fo:break-before="page"/>
      <style:text-properties officeooo:rsid="0294b541" officeooo:paragraph-rsid="0294b541"/>
    </style:style>
    <style:style style:name="P165" style:family="paragraph" style:parent-style-name="Heading_20_2">
      <style:paragraph-properties fo:break-before="page"/>
      <style:text-properties officeooo:paragraph-rsid="029b4585"/>
    </style:style>
    <style:style style:name="P166" style:family="paragraph" style:parent-style-name="Heading_20_2">
      <style:paragraph-properties fo:break-before="page"/>
      <style:text-properties officeooo:rsid="02c258fa" officeooo:paragraph-rsid="02c258fa"/>
    </style:style>
    <style:style style:name="P167" style:family="paragraph" style:parent-style-name="Heading_20_2">
      <style:paragraph-properties fo:break-before="page"/>
      <style:text-properties officeooo:paragraph-rsid="03132022"/>
    </style:style>
    <style:style style:name="P168" style:family="paragraph" style:parent-style-name="Heading_20_3">
      <style:text-properties officeooo:rsid="02765faa" officeooo:paragraph-rsid="02765faa"/>
    </style:style>
    <style:style style:name="P169" style:family="paragraph" style:parent-style-name="Heading_20_3">
      <style:text-properties officeooo:rsid="02785006" officeooo:paragraph-rsid="02785006"/>
    </style:style>
    <style:style style:name="P170" style:family="paragraph" style:parent-style-name="Heading_20_3">
      <style:text-properties officeooo:rsid="027b6415" officeooo:paragraph-rsid="027b6415"/>
    </style:style>
    <style:style style:name="P171" style:family="paragraph" style:parent-style-name="Heading_20_3">
      <style:text-properties officeooo:rsid="02c258fa" officeooo:paragraph-rsid="02c258fa"/>
    </style:style>
    <style:style style:name="P172" style:family="paragraph" style:parent-style-name="Heading_20_3">
      <style:text-properties officeooo:paragraph-rsid="02f17188"/>
    </style:style>
    <style:style style:name="P173" style:family="paragraph" style:parent-style-name="Heading_20_3">
      <style:text-properties officeooo:rsid="02f1e95c" officeooo:paragraph-rsid="02f1e95c"/>
    </style:style>
    <style:style style:name="P174" style:family="paragraph" style:parent-style-name="Heading_20_3">
      <style:text-properties officeooo:rsid="03090d1a" officeooo:paragraph-rsid="03090d1a"/>
    </style:style>
    <style:style style:name="P175" style:family="paragraph" style:parent-style-name="Heading_20_3">
      <style:paragraph-properties fo:break-before="page"/>
      <style:text-properties officeooo:rsid="02794483" officeooo:paragraph-rsid="02794483"/>
    </style:style>
    <style:style style:name="P176" style:family="paragraph" style:parent-style-name="Heading_20_3">
      <style:paragraph-properties fo:break-before="page"/>
      <style:text-properties officeooo:rsid="02ef5f4a" officeooo:paragraph-rsid="02f17188"/>
    </style:style>
    <style:style style:name="P177" style:family="paragraph" style:parent-style-name="Table_20_Contents">
      <style:paragraph-properties fo:text-align="center" style:justify-single-word="false"/>
      <style:text-properties officeooo:rsid="0191218f" officeooo:paragraph-rsid="031adc9a"/>
    </style:style>
    <style:style style:name="P178" style:family="paragraph" style:parent-style-name="Table_20_Contents">
      <style:paragraph-properties fo:text-align="center" style:justify-single-word="false"/>
      <style:text-properties officeooo:rsid="01c40cef" officeooo:paragraph-rsid="031adc9a"/>
    </style:style>
    <style:style style:name="P179" style:family="paragraph" style:parent-style-name="Table_20_Contents">
      <style:paragraph-properties fo:text-align="center" style:justify-single-word="false"/>
      <style:text-properties officeooo:rsid="01edd030" officeooo:paragraph-rsid="031adc9a"/>
    </style:style>
    <style:style style:name="P180" style:family="paragraph" style:parent-style-name="Code">
      <style:text-properties officeooo:rsid="02659fd3" officeooo:paragraph-rsid="02659fd3"/>
    </style:style>
    <style:style style:name="P181" style:family="paragraph" style:parent-style-name="Code">
      <style:text-properties officeooo:rsid="026f6f2e" officeooo:paragraph-rsid="026f6f2e"/>
    </style:style>
    <style:style style:name="P182" style:family="paragraph" style:parent-style-name="Code">
      <style:text-properties officeooo:rsid="02794483" officeooo:paragraph-rsid="02794483"/>
    </style:style>
    <style:style style:name="P183" style:family="paragraph" style:parent-style-name="Code">
      <style:text-properties fo:font-style="italic" officeooo:rsid="027cd724" officeooo:paragraph-rsid="02969941" style:font-style-asian="italic" style:font-style-complex="italic"/>
    </style:style>
    <style:style style:name="P184" style:family="paragraph" style:parent-style-name="Code">
      <style:text-properties fo:font-style="italic" officeooo:rsid="029882cc" officeooo:paragraph-rsid="029882cc" style:font-style-asian="italic" style:font-style-complex="italic"/>
    </style:style>
    <style:style style:name="P185" style:family="paragraph" style:parent-style-name="Code">
      <style:text-properties fo:font-style="italic" officeooo:rsid="02f59cd1" officeooo:paragraph-rsid="02f59cd1" style:font-style-asian="italic" style:font-style-complex="italic"/>
    </style:style>
    <style:style style:name="P186" style:family="paragraph" style:parent-style-name="Code">
      <style:text-properties style:text-position="0% 100%" fo:font-weight="bold" officeooo:rsid="029882cc" officeooo:paragraph-rsid="029882cc" style:font-weight-asian="bold" style:font-weight-complex="bold"/>
    </style:style>
    <style:style style:name="P187" style:family="paragraph" style:parent-style-name="Code">
      <style:text-properties style:text-position="0% 100%" fo:font-style="italic" fo:font-weight="normal" officeooo:rsid="029882cc" officeooo:paragraph-rsid="029882cc" style:font-style-asian="italic" style:font-weight-asian="normal" style:font-style-complex="italic" style:font-weight-complex="normal"/>
    </style:style>
    <style:style style:name="P188" style:family="paragraph" style:parent-style-name="Code">
      <style:text-properties style:text-position="sub 58%" fo:font-style="italic" officeooo:rsid="029b4585" officeooo:paragraph-rsid="029b4585" style:font-style-asian="italic" style:font-style-complex="italic"/>
    </style:style>
    <style:style style:name="P189" style:family="paragraph" style:parent-style-name="Code">
      <style:text-properties fo:font-style="normal" fo:font-weight="bold" officeooo:rsid="02bf6ac2" officeooo:paragraph-rsid="02bf6ac2" style:font-style-asian="normal" style:font-weight-asian="bold" style:font-style-complex="normal" style:font-weight-complex="bold"/>
    </style:style>
    <style:style style:name="P190" style:family="paragraph" style:parent-style-name="Code">
      <style:text-properties fo:font-size="10pt" officeooo:rsid="0255888c" officeooo:paragraph-rsid="031adc9a" style:font-size-asian="10pt" style:font-size-complex="10pt"/>
    </style:style>
    <style:style style:name="P191" style:family="paragraph" style:parent-style-name="Code">
      <style:text-properties fo:font-size="10pt" officeooo:rsid="01913a8d" officeooo:paragraph-rsid="031adc9a" style:font-size-asian="10pt" style:font-size-complex="10pt"/>
    </style:style>
    <style:style style:name="P192" style:family="paragraph" style:parent-style-name="Code">
      <style:text-properties fo:font-size="10pt" officeooo:rsid="01c471b4" officeooo:paragraph-rsid="031adc9a" style:font-size-asian="10pt" style:font-size-complex="10pt"/>
    </style:style>
    <style:style style:name="P193" style:family="paragraph" style:parent-style-name="Code">
      <style:text-properties fo:font-size="10pt" officeooo:rsid="01ef2e15" officeooo:paragraph-rsid="031adc9a" style:font-size-asian="10pt" style:font-size-complex="10pt"/>
    </style:style>
    <style:style style:name="P194" style:family="paragraph" style:parent-style-name="Code">
      <style:text-properties fo:font-size="10pt" officeooo:rsid="01f07a3e" officeooo:paragraph-rsid="031adc9a" style:font-size-asian="10pt" style:font-size-complex="10pt"/>
    </style:style>
    <style:style style:name="P195" style:family="paragraph" style:parent-style-name="Code">
      <style:text-properties fo:font-size="10pt" officeooo:rsid="0192aa57" officeooo:paragraph-rsid="031adc9a" style:font-size-asian="10pt" style:font-size-complex="10pt"/>
    </style:style>
    <style:style style:name="P196" style:family="paragraph" style:parent-style-name="Code">
      <style:text-properties fo:font-size="10pt" officeooo:rsid="01f18025" officeooo:paragraph-rsid="031adc9a" style:font-size-asian="10pt" style:font-size-complex="10pt"/>
    </style:style>
    <style:style style:name="P197" style:family="paragraph" style:parent-style-name="Code">
      <style:text-properties fo:font-size="10pt" officeooo:rsid="01f65b2a" officeooo:paragraph-rsid="031adc9a" style:font-size-asian="10pt" style:font-size-complex="10pt"/>
    </style:style>
    <style:style style:name="P198" style:family="paragraph" style:parent-style-name="Code">
      <style:text-properties fo:font-size="10pt" officeooo:rsid="01d60e68" officeooo:paragraph-rsid="031adc9a" style:font-size-asian="10pt" style:font-size-complex="10pt"/>
    </style:style>
    <style:style style:name="P199" style:family="paragraph" style:parent-style-name="Code">
      <style:text-properties fo:font-size="10pt" officeooo:rsid="0252ca2f" officeooo:paragraph-rsid="031adc9a" style:font-size-asian="10pt" style:font-size-complex="10pt"/>
    </style:style>
    <style:style style:name="P200" style:family="paragraph" style:parent-style-name="Code">
      <style:text-properties fo:font-size="10pt" officeooo:rsid="02534848" officeooo:paragraph-rsid="031adc9a" style:font-size-asian="10pt" style:font-size-complex="10pt"/>
    </style:style>
    <style:style style:name="P201" style:family="paragraph" style:parent-style-name="Code">
      <style:text-properties fo:font-size="10pt" officeooo:paragraph-rsid="031adc9a" style:font-size-asian="10pt" style:font-size-complex="10pt"/>
    </style:style>
    <style:style style:name="P202" style:family="paragraph" style:parent-style-name="Code">
      <style:text-properties fo:font-size="10pt" fo:font-weight="normal" officeooo:rsid="0252ca2f" officeooo:paragraph-rsid="031adc9a" style:font-size-asian="10pt" style:font-weight-asian="normal" style:font-size-complex="10pt" style:font-weight-complex="normal"/>
    </style:style>
    <style:style style:name="P203" style:family="paragraph" style:parent-style-name="Code">
      <style:text-properties fo:font-size="10pt" fo:font-weight="bold" officeooo:rsid="0192aa57" officeooo:paragraph-rsid="031adc9a" style:font-size-asian="10pt" style:font-weight-asian="bold" style:font-size-complex="10pt" style:font-weight-complex="bold"/>
    </style:style>
    <style:style style:name="P204" style:family="paragraph" style:parent-style-name="Contents_20_3">
      <style:paragraph-properties>
        <style:tab-stops>
          <style:tab-stop style:position="6.9252in" style:type="right" style:leader-style="dotted" style:leader-text="."/>
        </style:tab-stops>
      </style:paragraph-properties>
    </style:style>
    <style:style style:name="P205" style:family="paragraph" style:parent-style-name="Contents_20_1">
      <style:paragraph-properties>
        <style:tab-stops>
          <style:tab-stop style:position="6.9252in" style:type="right" style:leader-style="dotted" style:leader-text="."/>
        </style:tab-stops>
      </style:paragraph-properties>
    </style:style>
    <style:style style:name="P206" style:family="paragraph" style:parent-style-name="Contents_20_Heading">
      <style:paragraph-properties fo:break-before="page"/>
    </style:style>
    <style:style style:name="P207" style:family="paragraph" style:parent-style-name="Contents_20_2">
      <style:paragraph-properties>
        <style:tab-stops>
          <style:tab-stop style:position="6.9252in" style:type="right" style:leader-style="dotted" style:leader-text="."/>
        </style:tab-stops>
      </style:paragraph-properties>
    </style:style>
    <style:style style:name="T1" style:family="text">
      <style:text-properties style:text-position="0% 100%"/>
    </style:style>
    <style:style style:name="T2" style:family="text">
      <style:text-properties style:text-position="0% 100%" fo:font-style="normal" fo:font-weight="bold" style:font-style-asian="normal" style:font-weight-asian="bold" style:font-style-complex="normal" style:font-weight-complex="bold"/>
    </style:style>
    <style:style style:name="T3" style:family="text">
      <style:text-properties style:text-position="0% 100%" fo:font-style="normal" fo:font-weight="bold" officeooo:rsid="02cab521" style:font-style-asian="normal" style:font-weight-asian="bold" style:font-style-complex="normal" style:font-weight-complex="bold"/>
    </style:style>
    <style:style style:name="T4" style:family="text">
      <style:text-properties style:text-position="0% 100%" fo:font-style="normal" fo:font-weight="bold" officeooo:rsid="029b4585" style:font-style-asian="normal" style:font-weight-asian="bold" style:font-style-complex="normal" style:font-weight-complex="bold"/>
    </style:style>
    <style:style style:name="T5" style:family="text">
      <style:text-properties style:text-position="0% 100%" fo:font-weight="bold" style:font-weight-asian="bold" style:font-weight-complex="bold"/>
    </style:style>
    <style:style style:name="T6" style:family="text">
      <style:text-properties style:text-position="0% 100%" fo:font-style="italic" style:font-style-asian="italic" style:font-style-complex="italic"/>
    </style:style>
    <style:style style:name="T7" style:family="text">
      <style:text-properties style:text-position="0% 100%" fo:font-style="italic" officeooo:rsid="029b4585" style:font-style-asian="italic" style:font-style-complex="italic"/>
    </style:style>
    <style:style style:name="T8" style:family="text">
      <style:text-properties style:text-position="0% 100%" fo:font-style="italic" fo:font-weight="normal" style:font-style-asian="italic" style:font-weight-asian="normal" style:font-style-complex="italic" style:font-weight-complex="normal"/>
    </style:style>
    <style:style style:name="T9" style:family="text">
      <style:text-properties style:text-position="0% 100%" officeooo:rsid="02c98ec1"/>
    </style:style>
    <style:style style:name="T10" style:family="text">
      <style:text-properties style:text-position="0% 100%" officeooo:rsid="02cab521"/>
    </style:style>
    <style:style style:name="T11" style:family="text">
      <style:text-properties style:text-position="0% 100%" fo:font-weight="normal" officeooo:rsid="02cab521" style:font-weight-asian="normal" style:font-weight-complex="normal"/>
    </style:style>
    <style:style style:name="T12" style:family="text">
      <style:text-properties fo:font-style="italic" style:font-style-asian="italic" style:font-style-complex="italic"/>
    </style:style>
    <style:style style:name="T13" style:family="text">
      <style:text-properties fo:font-style="italic" officeooo:rsid="02873523" style:font-style-asian="italic" style:font-style-complex="italic"/>
    </style:style>
    <style:style style:name="T14" style:family="text">
      <style:text-properties fo:font-style="italic" officeooo:rsid="028f4b5b" style:font-style-asian="italic" style:font-style-complex="italic"/>
    </style:style>
    <style:style style:name="T15" style:family="text">
      <style:text-properties fo:font-style="italic" officeooo:rsid="02b195ea" style:font-style-asian="italic" style:font-style-complex="italic"/>
    </style:style>
    <style:style style:name="T16" style:family="text">
      <style:text-properties fo:font-style="italic" officeooo:rsid="02c98ec1" style:font-style-asian="italic" style:font-style-complex="italic"/>
    </style:style>
    <style:style style:name="T17" style:family="text">
      <style:text-properties fo:font-style="italic" officeooo:rsid="02af193f" style:font-style-asian="italic" style:font-style-complex="italic"/>
    </style:style>
    <style:style style:name="T18" style:family="text">
      <style:text-properties fo:font-style="italic" fo:font-weight="normal" officeooo:rsid="02cc5718" style:font-style-asian="italic" style:font-weight-asian="normal" style:font-style-complex="italic" style:font-weight-complex="normal"/>
    </style:style>
    <style:style style:name="T19" style:family="text">
      <style:text-properties fo:font-style="italic" fo:font-weight="normal" officeooo:rsid="02ce6a09" style:font-style-asian="italic" style:font-weight-asian="normal" style:font-style-complex="italic" style:font-weight-complex="normal"/>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font-weight="bold" style:font-weight-asian="bold" style:font-weight-complex="bold"/>
    </style:style>
    <style:style style:name="T22" style:family="text">
      <style:text-properties fo:font-weight="bold" officeooo:rsid="02684d31" style:font-weight-asian="bold" style:font-weight-complex="bold"/>
    </style:style>
    <style:style style:name="T23" style:family="text">
      <style:text-properties fo:font-weight="bold" officeooo:rsid="026f6f2e" style:font-weight-asian="bold" style:font-weight-complex="bold"/>
    </style:style>
    <style:style style:name="T24" style:family="text">
      <style:text-properties fo:font-weight="bold" officeooo:rsid="0275f9ec" style:font-weight-asian="bold" style:font-weight-complex="bold"/>
    </style:style>
    <style:style style:name="T25" style:family="text">
      <style:text-properties fo:font-weight="bold" officeooo:rsid="02c98ec1" style:font-weight-asian="bold" style:font-weight-complex="bold"/>
    </style:style>
    <style:style style:name="T26" style:family="text">
      <style:text-properties fo:font-weight="bold" officeooo:rsid="02cc3711" style:font-weight-asian="bold" style:font-weight-complex="bold"/>
    </style:style>
    <style:style style:name="T27" style:family="text">
      <style:text-properties fo:font-weight="bold" officeooo:rsid="02cc5718" style:font-weight-asian="bold" style:font-weight-complex="bold"/>
    </style:style>
    <style:style style:name="T28" style:family="text">
      <style:text-properties fo:font-weight="bold" officeooo:rsid="02e2749d" style:font-weight-asian="bold" style:font-weight-complex="bold"/>
    </style:style>
    <style:style style:name="T29" style:family="text">
      <style:text-properties fo:font-weight="bold" officeooo:rsid="02eb24ba" style:font-weight-asian="bold" style:font-weight-complex="bold"/>
    </style:style>
    <style:style style:name="T30" style:family="text">
      <style:text-properties fo:font-weight="bold" officeooo:rsid="02ef5f4a" style:font-weight-asian="bold" style:font-weight-complex="bold"/>
    </style:style>
    <style:style style:name="T31" style:family="text">
      <style:text-properties fo:font-weight="bold" officeooo:rsid="02f29658" style:font-weight-asian="bold" style:font-weight-complex="bold"/>
    </style:style>
    <style:style style:name="T32" style:family="text">
      <style:text-properties fo:font-weight="bold" officeooo:rsid="03090d1a" style:font-weight-asian="bold" style:font-weight-complex="bold"/>
    </style:style>
    <style:style style:name="T33" style:family="text">
      <style:text-properties fo:font-weight="bold" officeooo:rsid="0309fb7e" style:font-weight-asian="bold" style:font-weight-complex="bold"/>
    </style:style>
    <style:style style:name="T34" style:family="text">
      <style:text-properties fo:font-weight="bold" officeooo:rsid="02bfbc5b" style:font-weight-asian="bold" style:font-weight-complex="bold"/>
    </style:style>
    <style:style style:name="T35" style:family="text">
      <style:text-properties fo:font-weight="bold" officeooo:rsid="0311d58c" style:font-weight-asian="bold" style:font-weight-complex="bold"/>
    </style:style>
    <style:style style:name="T36" style:family="text">
      <style:text-properties fo:font-weight="bold" officeooo:rsid="018bf102" style:font-weight-asian="bold" style:font-weight-complex="bold"/>
    </style:style>
    <style:style style:name="T37" style:family="text">
      <style:text-properties fo:font-weight="bold" officeooo:rsid="01d338e1" style:font-weight-asian="bold" style:font-weight-complex="bold"/>
    </style:style>
    <style:style style:name="T38" style:family="text">
      <style:text-properties fo:font-weight="bold" officeooo:rsid="01f46ff3" style:font-weight-asian="bold" style:font-weight-complex="bold"/>
    </style:style>
    <style:style style:name="T39" style:family="text">
      <style:text-properties fo:font-weight="bold" officeooo:rsid="01f65b2a" style:font-weight-asian="bold" style:font-weight-complex="bold"/>
    </style:style>
    <style:style style:name="T40" style:family="text">
      <style:text-properties fo:font-weight="bold" officeooo:rsid="0252ca2f" style:font-weight-asian="bold" style:font-weight-complex="bold"/>
    </style:style>
    <style:style style:name="T41" style:family="text">
      <style:text-properties fo:font-weight="bold" officeooo:rsid="031d3372" style:font-weight-asian="bold" style:font-weight-complex="bold"/>
    </style:style>
    <style:style style:name="T42" style:family="text">
      <style:text-properties fo:font-weight="bold" officeooo:rsid="031e6bd5" style:font-weight-asian="bold" style:font-weight-complex="bold"/>
    </style:style>
    <style:style style:name="T43" style:family="text">
      <style:text-properties fo:font-weight="bold" officeooo:rsid="031faf46" style:font-weight-asian="bold" style:font-weight-complex="bold"/>
    </style:style>
    <style:style style:name="T44" style:family="text">
      <style:text-properties fo:font-weight="bold" officeooo:rsid="03219eae" style:font-weight-asian="bold" style:font-weight-complex="bold"/>
    </style:style>
    <style:style style:name="T45" style:family="text">
      <style:text-properties fo:font-weight="bold" officeooo:rsid="0324f923" style:font-weight-asian="bold" style:font-weight-complex="bold"/>
    </style:style>
    <style:style style:name="T46" style:family="text">
      <style:text-properties fo:font-weight="normal" style:font-weight-asian="normal" style:font-weight-complex="normal"/>
    </style:style>
    <style:style style:name="T47" style:family="text">
      <style:text-properties fo:font-weight="normal" officeooo:rsid="026f6f2e" style:font-weight-asian="normal" style:font-weight-complex="normal"/>
    </style:style>
    <style:style style:name="T48" style:family="text">
      <style:text-properties fo:font-weight="normal" officeooo:rsid="0275f9ec" style:font-weight-asian="normal" style:font-weight-complex="normal"/>
    </style:style>
    <style:style style:name="T49" style:family="text">
      <style:text-properties fo:font-weight="normal" officeooo:rsid="02cc5718" style:font-weight-asian="normal" style:font-weight-complex="normal"/>
    </style:style>
    <style:style style:name="T50" style:family="text">
      <style:text-properties fo:font-weight="normal" officeooo:rsid="02765faa" style:font-weight-asian="normal" style:font-weight-complex="normal"/>
    </style:style>
    <style:style style:name="T51" style:family="text">
      <style:text-properties fo:font-weight="normal" officeooo:rsid="02785006" style:font-weight-asian="normal" style:font-weight-complex="normal"/>
    </style:style>
    <style:style style:name="T52" style:family="text">
      <style:text-properties fo:font-weight="normal" officeooo:rsid="01c40cef" style:font-weight-asian="normal" style:font-weight-complex="normal"/>
    </style:style>
    <style:style style:name="T53" style:family="text">
      <style:text-properties fo:font-weight="normal" officeooo:rsid="01ef2e15" style:font-weight-asian="normal" style:font-weight-complex="normal"/>
    </style:style>
    <style:style style:name="T54" style:family="text">
      <style:text-properties fo:font-weight="normal" officeooo:rsid="0191218f" style:font-weight-asian="normal" style:font-weight-complex="normal"/>
    </style:style>
    <style:style style:name="T55" style:family="text">
      <style:text-properties fo:font-weight="normal" officeooo:rsid="01f46ff3" style:font-weight-asian="normal" style:font-weight-complex="normal"/>
    </style:style>
    <style:style style:name="T56" style:family="text">
      <style:text-properties fo:font-weight="normal" officeooo:rsid="02534848" style:font-weight-asian="normal" style:font-weight-complex="normal"/>
    </style:style>
    <style:style style:name="T57" style:family="text">
      <style:text-properties fo:font-weight="normal" officeooo:rsid="0252ca2f" style:font-weight-asian="normal" style:font-weight-complex="normal"/>
    </style:style>
    <style:style style:name="T58" style:family="text">
      <style:text-properties fo:font-weight="normal" officeooo:rsid="02555880" style:font-weight-asian="normal" style:font-weight-complex="normal"/>
    </style:style>
    <style:style style:name="T59" style:family="text">
      <style:text-properties fo:font-weight="normal" officeooo:rsid="0324f923" style:font-weight-asian="normal" style:font-weight-complex="normal"/>
    </style:style>
    <style:style style:name="T60" style:family="text">
      <style:text-properties fo:font-style="normal" fo:font-weight="bold" style:font-style-asian="normal" style:font-weight-asian="bold" style:font-style-complex="normal" style:font-weight-complex="bold"/>
    </style:style>
    <style:style style:name="T61" style:family="text">
      <style:text-properties fo:font-style="normal" fo:font-weight="bold" officeooo:rsid="02873523" style:font-style-asian="normal" style:font-weight-asian="bold" style:font-style-complex="normal" style:font-weight-complex="bold"/>
    </style:style>
    <style:style style:name="T62" style:family="text">
      <style:text-properties fo:font-style="normal" fo:font-weight="bold" officeooo:rsid="028a2aa9" style:font-style-asian="normal" style:font-weight-asian="bold" style:font-style-complex="normal" style:font-weight-complex="bold"/>
    </style:style>
    <style:style style:name="T63" style:family="text">
      <style:text-properties fo:font-style="normal" fo:font-weight="bold" officeooo:rsid="028b6e51" style:font-style-asian="normal" style:font-weight-asian="bold" style:font-style-complex="normal" style:font-weight-complex="bold"/>
    </style:style>
    <style:style style:name="T64" style:family="text">
      <style:text-properties fo:font-style="normal" fo:font-weight="bold" officeooo:rsid="028c8156" style:font-style-asian="normal" style:font-weight-asian="bold" style:font-style-complex="normal" style:font-weight-complex="bold"/>
    </style:style>
    <style:style style:name="T65" style:family="text">
      <style:text-properties fo:font-style="normal" fo:font-weight="bold" officeooo:rsid="028f4b5b" style:font-style-asian="normal" style:font-weight-asian="bold" style:font-style-complex="normal" style:font-weight-complex="bold"/>
    </style:style>
    <style:style style:name="T66" style:family="text">
      <style:text-properties fo:font-style="normal" fo:font-weight="bold" officeooo:rsid="02ccf018" style:font-style-asian="normal" style:font-weight-asian="bold" style:font-style-complex="normal" style:font-weight-complex="bold"/>
    </style:style>
    <style:style style:name="T67" style:family="text">
      <style:text-properties fo:font-style="normal" fo:font-weight="bold" officeooo:rsid="02af193f" style:font-style-asian="normal" style:font-weight-asian="bold" style:font-style-complex="normal" style:font-weight-complex="bold"/>
    </style:style>
    <style:style style:name="T68" style:family="text">
      <style:text-properties fo:font-style="normal" style:font-style-asian="normal" style:font-style-complex="normal"/>
    </style:style>
    <style:style style:name="T69" style:family="text">
      <style:text-properties fo:font-style="normal" officeooo:rsid="02873523" style:font-style-asian="normal" style:font-style-complex="normal"/>
    </style:style>
    <style:style style:name="T70" style:family="text">
      <style:text-properties fo:font-style="normal" officeooo:rsid="02b32a28" style:font-style-asian="normal" style:font-style-complex="normal"/>
    </style:style>
    <style:style style:name="T71" style:family="text">
      <style:text-properties fo:font-style="normal" officeooo:rsid="03132022" style:font-style-asian="normal" style:font-style-complex="normal"/>
    </style:style>
    <style:style style:name="T72" style:family="text">
      <style:text-properties fo:font-style="normal" style:font-style-asian="normal" style:font-weight-asian="normal" style:font-style-complex="normal" style:font-weight-complex="normal"/>
    </style:style>
    <style:style style:name="T73" style:family="text">
      <style:text-properties fo:font-style="normal" officeooo:rsid="02ce6a09" style:font-style-asian="normal" style:font-weight-asian="normal" style:font-style-complex="normal" style:font-weight-complex="normal"/>
    </style:style>
    <style:style style:name="T74" style:family="text">
      <style:text-properties fo:font-style="normal" fo:font-weight="normal" officeooo:rsid="02cc5718" style:font-style-asian="normal" style:font-weight-asian="normal" style:font-style-complex="normal" style:font-weight-complex="normal"/>
    </style:style>
    <style:style style:name="T75" style:family="text">
      <style:text-properties fo:font-style="normal" fo:font-weight="normal" officeooo:rsid="02cdb6cc" style:font-style-asian="normal" style:font-weight-asian="normal" style:font-style-complex="normal" style:font-weight-complex="normal"/>
    </style:style>
    <style:style style:name="T76" style:family="text">
      <style:text-properties fo:font-style="normal" fo:font-weight="normal" officeooo:rsid="02ce6a09" style:font-style-asian="normal" style:font-weight-asian="normal" style:font-style-complex="normal" style:font-weight-complex="normal"/>
    </style:style>
    <style:style style:name="T77" style:family="text">
      <style:text-properties fo:font-style="normal" fo:font-weight="normal" officeooo:rsid="02ccf018" style:font-style-asian="normal" style:font-weight-asian="normal" style:font-style-complex="normal" style:font-weight-complex="normal"/>
    </style:style>
    <style:style style:name="T78" style:family="text">
      <style:text-properties officeooo:rsid="018113d2"/>
    </style:style>
    <style:style style:name="T79" style:family="text">
      <style:text-properties officeooo:rsid="02680caf"/>
    </style:style>
    <style:style style:name="T80" style:family="text">
      <style:text-properties officeooo:rsid="02684d31"/>
    </style:style>
    <style:style style:name="T81" style:family="text">
      <style:text-properties officeooo:rsid="026acc60"/>
    </style:style>
    <style:style style:name="T82" style:family="text">
      <style:text-properties officeooo:rsid="026f6f2e"/>
    </style:style>
    <style:style style:name="T83" style:family="text">
      <style:text-properties officeooo:rsid="0275f9ec"/>
    </style:style>
    <style:style style:name="T84" style:family="text">
      <style:text-properties officeooo:rsid="02791b95"/>
    </style:style>
    <style:style style:name="T85" style:family="text">
      <style:text-properties officeooo:rsid="027c7b76"/>
    </style:style>
    <style:style style:name="T86" style:family="text">
      <style:text-properties officeooo:rsid="027cd724"/>
    </style:style>
    <style:style style:name="T87" style:family="text">
      <style:text-properties officeooo:rsid="0280a2c5"/>
    </style:style>
    <style:style style:name="T88" style:family="text">
      <style:text-properties officeooo:rsid="0281fb98"/>
    </style:style>
    <style:style style:name="T89" style:family="text">
      <style:text-properties officeooo:rsid="028a2aa9"/>
    </style:style>
    <style:style style:name="T90" style:family="text">
      <style:text-properties officeooo:rsid="028c8156"/>
    </style:style>
    <style:style style:name="T91" style:family="text">
      <style:text-properties officeooo:rsid="028f4323"/>
    </style:style>
    <style:style style:name="T92" style:family="text">
      <style:text-properties officeooo:rsid="0294b541"/>
    </style:style>
    <style:style style:name="T93" style:family="text">
      <style:text-properties style:text-position="sub 58%"/>
    </style:style>
    <style:style style:name="T94" style:family="text">
      <style:text-properties style:text-position="sub 58%" fo:font-style="italic" style:font-style-asian="italic" style:font-style-complex="italic"/>
    </style:style>
    <style:style style:name="T95" style:family="text">
      <style:text-properties style:text-position="sub 58%" fo:font-style="normal" fo:font-weight="bold" style:font-style-asian="normal" style:font-weight-asian="bold" style:font-style-complex="normal" style:font-weight-complex="bold"/>
    </style:style>
    <style:style style:name="T96" style:family="text">
      <style:text-properties officeooo:rsid="029ce765"/>
    </style:style>
    <style:style style:name="T97" style:family="text">
      <style:text-properties officeooo:rsid="029f6274"/>
    </style:style>
    <style:style style:name="T98" style:family="text">
      <style:text-properties officeooo:rsid="02a0dda0"/>
    </style:style>
    <style:style style:name="T99" style:family="text">
      <style:text-properties officeooo:rsid="02a51b64"/>
    </style:style>
    <style:style style:name="T100" style:family="text">
      <style:text-properties officeooo:rsid="02a5b96f"/>
    </style:style>
    <style:style style:name="T101" style:family="text">
      <style:text-properties officeooo:rsid="02aa3ca1"/>
    </style:style>
    <style:style style:name="T102" style:family="text">
      <style:text-properties officeooo:rsid="02bfbc5b"/>
    </style:style>
    <style:style style:name="T103" style:family="text">
      <style:text-properties officeooo:rsid="02c44fe5"/>
    </style:style>
    <style:style style:name="T104" style:family="text">
      <style:text-properties officeooo:rsid="02c520c9"/>
    </style:style>
    <style:style style:name="T105" style:family="text">
      <style:text-properties officeooo:rsid="02c98ec1"/>
    </style:style>
    <style:style style:name="T106" style:family="text">
      <style:text-properties style:font-weight-asian="normal" style:font-weight-complex="normal"/>
    </style:style>
    <style:style style:name="T107" style:family="text">
      <style:text-properties officeooo:rsid="02d81ef9"/>
    </style:style>
    <style:style style:name="T108" style:family="text">
      <style:text-properties officeooo:rsid="02dbbff3"/>
    </style:style>
    <style:style style:name="T109" style:family="text">
      <style:text-properties officeooo:rsid="02de55b5"/>
    </style:style>
    <style:style style:name="T110" style:family="text">
      <style:text-properties officeooo:rsid="02e2749d"/>
    </style:style>
    <style:style style:name="T111" style:family="text">
      <style:text-properties officeooo:rsid="02e43541"/>
    </style:style>
    <style:style style:name="T112" style:family="text">
      <style:text-properties officeooo:rsid="02eb24ba"/>
    </style:style>
    <style:style style:name="T113" style:family="text">
      <style:text-properties officeooo:rsid="02ecca00"/>
    </style:style>
    <style:style style:name="T114" style:family="text">
      <style:text-properties officeooo:rsid="02ed9cb8"/>
    </style:style>
    <style:style style:name="T115" style:family="text">
      <style:text-properties officeooo:rsid="02ef5f4a"/>
    </style:style>
    <style:style style:name="T116" style:family="text">
      <style:text-properties officeooo:rsid="02f01a71"/>
    </style:style>
    <style:style style:name="T117" style:family="text">
      <style:text-properties officeooo:rsid="02f29658"/>
    </style:style>
    <style:style style:name="T118" style:family="text">
      <style:text-properties officeooo:rsid="02f56916"/>
    </style:style>
    <style:style style:name="T119" style:family="text">
      <style:text-properties officeooo:rsid="02f59cd1"/>
    </style:style>
    <style:style style:name="T120" style:family="text">
      <style:text-properties officeooo:rsid="02f9fe38"/>
    </style:style>
    <style:style style:name="T121" style:family="text">
      <style:text-properties officeooo:rsid="03059722"/>
    </style:style>
    <style:style style:name="T122" style:family="text">
      <style:text-properties officeooo:rsid="0307426a"/>
    </style:style>
    <style:style style:name="T123" style:family="text">
      <style:text-properties officeooo:rsid="03090d1a"/>
    </style:style>
    <style:style style:name="T124" style:family="text">
      <style:text-properties officeooo:rsid="0309fb7e"/>
    </style:style>
    <style:style style:name="T125" style:family="text">
      <style:text-properties officeooo:rsid="030f356e"/>
    </style:style>
    <style:style style:name="T126" style:family="text">
      <style:text-properties officeooo:rsid="03115f92"/>
    </style:style>
    <style:style style:name="T127" style:family="text">
      <style:text-properties officeooo:rsid="03119252"/>
    </style:style>
    <style:style style:name="T128" style:family="text">
      <style:text-properties officeooo:rsid="03132022"/>
    </style:style>
    <style:style style:name="T129" style:family="text">
      <style:text-properties officeooo:rsid="0315209d"/>
    </style:style>
    <style:style style:name="T130" style:family="text">
      <style:text-properties officeooo:rsid="0316d002"/>
    </style:style>
    <style:style style:name="T131" style:family="text">
      <style:text-properties officeooo:rsid="01ff479a"/>
    </style:style>
    <style:style style:name="T132" style:family="text">
      <style:text-properties officeooo:rsid="0242c6a9"/>
    </style:style>
    <style:style style:name="T133" style:family="text">
      <style:text-properties officeooo:rsid="01c40cef"/>
    </style:style>
    <style:style style:name="T134" style:family="text">
      <style:text-properties officeooo:rsid="02030b6a"/>
    </style:style>
    <style:style style:name="T135" style:family="text">
      <style:text-properties officeooo:rsid="019917c0"/>
    </style:style>
    <style:style style:name="T136" style:family="text">
      <style:text-properties fo:color="#009933"/>
    </style:style>
    <style:style style:name="T137" style:family="text">
      <style:text-properties fo:color="#009933" officeooo:rsid="019917c0"/>
    </style:style>
    <style:style style:name="T138" style:family="text">
      <style:text-properties fo:color="#009933" officeooo:rsid="02045380"/>
    </style:style>
    <style:style style:name="T139" style:family="text">
      <style:text-properties fo:color="#009933" fo:font-style="normal" officeooo:rsid="019917c0" style:font-style-asian="normal" style:font-style-complex="normal"/>
    </style:style>
    <style:style style:name="T140" style:family="text">
      <style:text-properties fo:color="#009933" fo:font-style="normal" officeooo:rsid="01b26ebf" style:font-style-asian="normal" style:font-style-complex="normal"/>
    </style:style>
    <style:style style:name="T141" style:family="text">
      <style:text-properties fo:color="#009933" fo:font-style="normal" officeooo:rsid="02045380" style:font-style-asian="normal" style:font-style-complex="normal"/>
    </style:style>
    <style:style style:name="T142" style:family="text">
      <style:text-properties fo:color="#009933" officeooo:rsid="01f46ff3"/>
    </style:style>
    <style:style style:name="T143" style:family="text">
      <style:text-properties fo:color="#009933" officeooo:rsid="01fad9d1"/>
    </style:style>
    <style:style style:name="T144" style:family="text">
      <style:text-properties fo:color="#009933" officeooo:rsid="01fc37cd"/>
    </style:style>
    <style:style style:name="T145" style:family="text">
      <style:text-properties fo:color="#009933" officeooo:rsid="01f86a86"/>
    </style:style>
    <style:style style:name="T146" style:family="text">
      <style:text-properties fo:color="#009933" officeooo:rsid="02067ef1"/>
    </style:style>
    <style:style style:name="T147" style:family="text">
      <style:text-properties fo:color="#009933" officeooo:rsid="019b49ae"/>
    </style:style>
    <style:style style:name="T148" style:family="text">
      <style:text-properties fo:color="#009933" officeooo:rsid="0211da14"/>
    </style:style>
    <style:style style:name="T149" style:family="text">
      <style:text-properties fo:color="#009933" officeooo:rsid="01fa2af7"/>
    </style:style>
    <style:style style:name="T150" style:family="text">
      <style:text-properties fo:color="#009933" officeooo:rsid="02071b62"/>
    </style:style>
    <style:style style:name="T151" style:family="text">
      <style:text-properties fo:color="#009933" fo:font-weight="normal" officeooo:rsid="01fad9d1" style:font-weight-asian="normal" style:font-weight-complex="normal"/>
    </style:style>
    <style:style style:name="T152" style:family="text">
      <style:text-properties fo:color="#009933" fo:font-weight="normal" officeooo:rsid="02555880" style:font-weight-asian="normal" style:font-weight-complex="normal"/>
    </style:style>
    <style:style style:name="T153" style:family="text">
      <style:text-properties fo:color="#009933" fo:font-weight="normal" officeooo:rsid="0256b8ce" style:font-weight-asian="normal" style:font-weight-complex="normal"/>
    </style:style>
    <style:style style:name="T154" style:family="text">
      <style:text-properties fo:color="#009933" fo:font-weight="bold" officeooo:rsid="02555880" style:font-weight-asian="bold" style:font-weight-complex="bold"/>
    </style:style>
    <style:style style:name="T155" style:family="text">
      <style:text-properties fo:color="#009933" fo:font-weight="bold" officeooo:rsid="0255888c" style:font-weight-asian="bold" style:font-weight-complex="bold"/>
    </style:style>
    <style:style style:name="T156" style:family="text">
      <style:text-properties fo:color="#009933" officeooo:rsid="0255888c"/>
    </style:style>
    <style:style style:name="T157" style:family="text">
      <style:text-properties fo:color="#009933" officeooo:rsid="0324f923"/>
    </style:style>
    <style:style style:name="T158" style:family="text">
      <style:text-properties officeooo:rsid="01f65b2a"/>
    </style:style>
    <style:style style:name="T159" style:family="text">
      <style:text-properties officeooo:rsid="01c65fc0"/>
    </style:style>
    <style:style style:name="T160" style:family="text">
      <style:text-properties officeooo:rsid="0205bda6"/>
    </style:style>
    <style:style style:name="T161" style:family="text">
      <style:text-properties officeooo:rsid="01ccf446"/>
    </style:style>
    <style:style style:name="T162" style:family="text">
      <style:text-properties officeooo:rsid="01f46ff3"/>
    </style:style>
    <style:style style:name="T163" style:family="text">
      <style:text-properties officeooo:rsid="02067ef1"/>
    </style:style>
    <style:style style:name="T164" style:family="text">
      <style:text-properties officeooo:rsid="023d0bb1"/>
    </style:style>
    <style:style style:name="T165" style:family="text">
      <style:text-properties fo:color="#009900" officeooo:rsid="023d0bb1"/>
    </style:style>
    <style:style style:name="T166" style:family="text">
      <style:text-properties officeooo:rsid="019b49ae"/>
    </style:style>
    <style:style style:name="T167" style:family="text">
      <style:text-properties officeooo:rsid="02071b62"/>
    </style:style>
    <style:style style:name="T168" style:family="text">
      <style:text-properties officeooo:rsid="01fa2af7"/>
    </style:style>
    <style:style style:name="T169" style:family="text">
      <style:text-properties fo:color="#0000ff"/>
    </style:style>
    <style:style style:name="T170" style:family="text">
      <style:text-properties fo:color="#0000ff" officeooo:rsid="01d48784"/>
    </style:style>
    <style:style style:name="T171" style:family="text">
      <style:text-properties fo:color="#0000ff" officeooo:rsid="01f18025"/>
    </style:style>
    <style:style style:name="T172" style:family="text">
      <style:text-properties fo:color="#0000ff" officeooo:rsid="0255888c"/>
    </style:style>
    <style:style style:name="T173" style:family="text">
      <style:text-properties officeooo:rsid="02092689"/>
    </style:style>
    <style:style style:name="T174" style:family="text">
      <style:text-properties officeooo:rsid="02121165"/>
    </style:style>
    <style:style style:name="T175" style:family="text">
      <style:text-properties officeooo:rsid="01fad9d1"/>
    </style:style>
    <style:style style:name="T176" style:family="text">
      <style:text-properties officeooo:rsid="0255888c"/>
    </style:style>
    <style:style style:name="T177" style:family="text">
      <style:text-properties officeooo:rsid="031adc9a"/>
    </style:style>
    <style:style style:name="T178" style:family="text">
      <style:text-properties officeooo:rsid="031c4c9d"/>
    </style:style>
    <style:style style:name="T179" style:family="text">
      <style:text-properties officeooo:rsid="031d3372"/>
    </style:style>
    <style:style style:name="T180" style:family="text">
      <style:text-properties officeooo:rsid="031e6bd5"/>
    </style:style>
    <style:style style:name="T181" style:family="text">
      <style:text-properties officeooo:rsid="031faf46"/>
    </style:style>
    <style:style style:name="T182" style:family="text">
      <style:text-properties officeooo:rsid="03219eae"/>
    </style:style>
    <style:style style:name="T183" style:family="text">
      <style:text-properties officeooo:rsid="0324f923"/>
    </style:style>
    <style:style style:name="T184" style:family="text">
      <style:text-properties officeooo:rsid="03279676"/>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6">BitTwiddler</text:p>
      <text:p text:style-name="P7"/>
      <text:p text:style-name="P8">a language for binary <text:span text:style-name="T78">data </text:span>parsers</text:p>
      <text:p text:style-name="P15"/>
      <text:p text:style-name="P12"/>
      <text:p text:style-name="P12"/>
      <text:p text:style-name="P9">Language Reference Manual</text:p>
      <text:p text:style-name="P11"/>
      <text:p text:style-name="P3">Programming Languages and Translators</text:p>
      <text:p text:style-name="P3">COMS W4115 – Fall 2018</text:p>
      <text:p text:style-name="P2">Bruno Martins – bm2787</text:p>
      <text:p text:style-name="P4"/>
      <text:p text:style-name="P13"/>
      <text:p text:style-name="P5"/>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06">Table of Contents</text:p>
          </text:index-title>
          <text:p text:style-name="P205"><text:a xlink:type="simple" xlink:href="#__RefHeading___Toc1897_517843570" text:style-name="Index_20_Link" text:visited-style-name="Index_20_Link">1.Lexical Conventions<text:tab/>3</text:a></text:p>
          <text:p text:style-name="P207"><text:a xlink:type="simple" xlink:href="#__RefHeading___Toc2352_678818557" text:style-name="Index_20_Link" text:visited-style-name="Index_20_Link">1.1.Comments<text:tab/>3</text:a></text:p>
          <text:p text:style-name="P207"><text:a xlink:type="simple" xlink:href="#__RefHeading___Toc1959_678818557" text:style-name="Index_20_Link" text:visited-style-name="Index_20_Link">1.2.Identifiers<text:tab/>3</text:a></text:p>
          <text:p text:style-name="P207"><text:a xlink:type="simple" xlink:href="#__RefHeading___Toc1969_678818557" text:style-name="Index_20_Link" text:visited-style-name="Index_20_Link">1.3.Template and type Identifiers<text:tab/>3</text:a></text:p>
          <text:p text:style-name="P207"><text:a xlink:type="simple" xlink:href="#__RefHeading___Toc2354_678818557" text:style-name="Index_20_Link" text:visited-style-name="Index_20_Link">1.4.Keywords<text:tab/>4</text:a></text:p>
          <text:p text:style-name="P207"><text:a xlink:type="simple" xlink:href="#__RefHeading___Toc1945_678818557" text:style-name="Index_20_Link" text:visited-style-name="Index_20_Link">1.5.Literal Constants<text:tab/>4</text:a></text:p>
          <text:p text:style-name="P204"><text:a xlink:type="simple" xlink:href="#__RefHeading___Toc2356_678818557" text:style-name="Index_20_Link" text:visited-style-name="Index_20_Link">1.5.1.Integers<text:tab/>4</text:a></text:p>
          <text:p text:style-name="P204"><text:a xlink:type="simple" xlink:href="#__RefHeading___Toc2358_678818557" text:style-name="Index_20_Link" text:visited-style-name="Index_20_Link">1.5.2.Floats<text:tab/>4</text:a></text:p>
          <text:p text:style-name="P204"><text:a xlink:type="simple" xlink:href="#__RefHeading___Toc2360_678818557" text:style-name="Index_20_Link" text:visited-style-name="Index_20_Link">1.5.3.Strings<text:tab/>5</text:a></text:p>
          <text:p text:style-name="P204"><text:a xlink:type="simple" xlink:href="#__RefHeading___Toc2362_678818557" text:style-name="Index_20_Link" text:visited-style-name="Index_20_Link">1.5.4.Arrays<text:tab/>5</text:a></text:p>
          <text:p text:style-name="P205"><text:a xlink:type="simple" xlink:href="#__RefHeading___Toc2364_678818557" text:style-name="Index_20_Link" text:visited-style-name="Index_20_Link">2.Expressions<text:tab/>6</text:a></text:p>
          <text:p text:style-name="P207"><text:a xlink:type="simple" xlink:href="#__RefHeading___Toc2366_678818557" text:style-name="Index_20_Link" text:visited-style-name="Index_20_Link">2.1.Constant<text:tab/>6</text:a></text:p>
          <text:p text:style-name="P207"><text:a xlink:type="simple" xlink:href="#__RefHeading___Toc2368_678818557" text:style-name="Index_20_Link" text:visited-style-name="Index_20_Link">2.2.Identifier and type identifiers<text:tab/>6</text:a></text:p>
          <text:p text:style-name="P207"><text:a xlink:type="simple" xlink:href="#__RefHeading___Toc2370_678818557" text:style-name="Index_20_Link" text:visited-style-name="Index_20_Link">2.3.Parenthesis-enclosed expressions<text:tab/>6</text:a></text:p>
          <text:p text:style-name="P207"><text:a xlink:type="simple" xlink:href="#__RefHeading___Toc2372_678818557" text:style-name="Index_20_Link" text:visited-style-name="Index_20_Link">2.4.Unary and binary operations<text:tab/>7</text:a></text:p>
          <text:p text:style-name="P207"><text:a xlink:type="simple" xlink:href="#__RefHeading___Toc2374_678818557" text:style-name="Index_20_Link" text:visited-style-name="Index_20_Link">2.5.Function Call<text:tab/>8</text:a></text:p>
          <text:p text:style-name="P207"><text:a xlink:type="simple" xlink:href="#__RefHeading___Toc2376_678818557" text:style-name="Index_20_Link" text:visited-style-name="Index_20_Link">2.6.Conditional<text:tab/>9</text:a></text:p>
          <text:p text:style-name="P207"><text:a xlink:type="simple" xlink:href="#__RefHeading___Toc2378_678818557" text:style-name="Index_20_Link" text:visited-style-name="Index_20_Link">2.7.For<text:tab/>10</text:a></text:p>
          <text:p text:style-name="P207"><text:a xlink:type="simple" xlink:href="#__RefHeading___Toc3588_678818557" text:style-name="Index_20_Link" text:visited-style-name="Index_20_Link">2.8.While<text:tab/>10</text:a></text:p>
          <text:p text:style-name="P207"><text:a xlink:type="simple" xlink:href="#__RefHeading___Toc2380_678818557" text:style-name="Index_20_Link" text:visited-style-name="Index_20_Link">2.9.Match<text:tab/>11</text:a></text:p>
          <text:p text:style-name="P205"><text:a xlink:type="simple" xlink:href="#__RefHeading___Toc3590_678818557" text:style-name="Index_20_Link" text:visited-style-name="Index_20_Link">3.Blocks, declarations and scope<text:tab/>12</text:a></text:p>
          <text:p text:style-name="P207"><text:a xlink:type="simple" xlink:href="#__RefHeading___Toc3592_678818557" text:style-name="Index_20_Link" text:visited-style-name="Index_20_Link">3.1.Variables<text:tab/>13</text:a></text:p>
          <text:p text:style-name="P207"><text:a xlink:type="simple" xlink:href="#__RefHeading___Toc3594_678818557" text:style-name="Index_20_Link" text:visited-style-name="Index_20_Link">3.2.Functions<text:tab/>14</text:a></text:p>
          <text:p text:style-name="P207"><text:a xlink:type="simple" xlink:href="#__RefHeading___Toc2831_678818557" text:style-name="Index_20_Link" text:visited-style-name="Index_20_Link">3.3.Templates<text:tab/>15</text:a></text:p>
          <text:p text:style-name="P204"><text:a xlink:type="simple" xlink:href="#__RefHeading___Toc3596_678818557" text:style-name="Index_20_Link" text:visited-style-name="Index_20_Link">3.3.1. Field scope<text:tab/>15</text:a></text:p>
          <text:p text:style-name="P204"><text:a xlink:type="simple" xlink:href="#__RefHeading___Toc3598_678818557" text:style-name="Index_20_Link" text:visited-style-name="Index_20_Link">3.3.2.Hiding fields<text:tab/>16</text:a></text:p>
          <text:p text:style-name="P204"><text:a xlink:type="simple" xlink:href="#__RefHeading___Toc3600_678818557" text:style-name="Index_20_Link" text:visited-style-name="Index_20_Link">3.3.3.Aliasing<text:tab/>16</text:a></text:p>
          <text:p text:style-name="P204"><text:a xlink:type="simple" xlink:href="#__RefHeading___Toc2239_709759715" text:style-name="Index_20_Link" text:visited-style-name="Index_20_Link">3.3.4.Parameters<text:tab/>16</text:a></text:p>
          <text:p text:style-name="P205"><text:a xlink:type="simple" xlink:href="#__RefHeading___Toc3602_678818557" text:style-name="Index_20_Link" text:visited-style-name="Index_20_Link">4.Program<text:tab/>17</text:a></text:p>
          <text:p text:style-name="P205"><text:a xlink:type="simple" xlink:href="#__RefHeading___Toc3604_678818557" text:style-name="Index_20_Link" text:visited-style-name="Index_20_Link">5.Standard library functions<text:tab/>18</text:a></text:p>
          <text:p text:style-name="P207"><text:a xlink:type="simple" xlink:href="#__RefHeading___Toc2449_709759715" text:style-name="Index_20_Link" text:visited-style-name="Index_20_Link">5.1.emit<text:tab/>18</text:a></text:p>
          <text:p text:style-name="P207"><text:a xlink:type="simple" xlink:href="#__RefHeading___Toc2451_709759715" text:style-name="Index_20_Link" text:visited-style-name="Index_20_Link">5.2.print<text:tab/>18</text:a></text:p>
          <text:p text:style-name="P207"><text:a xlink:type="simple" xlink:href="#__RefHeading___Toc2453_709759715" text:style-name="Index_20_Link" text:visited-style-name="Index_20_Link">5.3.fatal<text:tab/>18</text:a></text:p>
          <text:p text:style-name="P207"><text:a xlink:type="simple" xlink:href="#__RefHeading___Toc2455_709759715" text:style-name="Index_20_Link" text:visited-style-name="Index_20_Link">5.4.enumerate<text:tab/>19</text:a></text:p>
          <text:p text:style-name="P207"><text:a xlink:type="simple" xlink:href="#__RefHeading___Toc2457_709759715" text:style-name="Index_20_Link" text:visited-style-name="Index_20_Link">5.5.typeof<text:tab/>19</text:a></text:p>
          <text:p text:style-name="P207"><text:a xlink:type="simple" xlink:href="#__RefHeading___Toc2459_709759715" text:style-name="Index_20_Link" text:visited-style-name="Index_20_Link">5.6.len<text:tab/>19</text:a></text:p>
          <text:p text:style-name="P207"><text:a xlink:type="simple" xlink:href="#__RefHeading___Toc2461_709759715" text:style-name="Index_20_Link" text:visited-style-name="Index_20_Link">5.7.map<text:tab/>19</text:a></text:p>
          <text:p text:style-name="P207"><text:a xlink:type="simple" xlink:href="#__RefHeading___Toc2463_709759715" text:style-name="Index_20_Link" text:visited-style-name="Index_20_Link">5.8.join<text:tab/>20</text:a></text:p>
          <text:p text:style-name="P205"><text:a xlink:type="simple" xlink:href="#__RefHeading___Toc4499_709759715" text:style-name="Index_20_Link" text:visited-style-name="Index_20_Link">6.Example Program: self-describing binary data<text:tab/>21</text:a></text:p>
          <text:p text:style-name="P205"><text:a xlink:type="simple" xlink:href="#__RefHeading___Toc4501_709759715" text:style-name="Index_20_Link" text:visited-style-name="Index_20_Link">7.Example Program: gcd<text:tab/>22</text:a></text:p>
        </text:index-body>
      </text:table-of-content>
      <text:h text:style-name="P143" text:outline-level="1"/>
      <text:h text:style-name="P145" text:outline-level="1"><text:bookmark-start text:name="__RefHeading___Toc1897_517843570"/>Lexical Conventions<text:bookmark-end text:name="__RefHeading___Toc1897_517843570"/></text:h>
      <text:p text:style-name="P21"/>
      <text:h text:style-name="Heading_20_2" text:outline-level="2"><text:bookmark-start text:name="__RefHeading___Toc2352_678818557"/>Comments<text:bookmark-end text:name="__RefHeading___Toc2352_678818557"/></text:h>
      <text:p text:style-name="P16"><text:tab/>Comments start with the character <text:span text:style-name="Code">#</text:span> and continue until the end of the line. Comments can only be single line. Example:</text:p>
      <text:p text:style-name="P67"># This is a comment</text:p>
      <text:p text:style-name="P61"><text:span text:style-name="T46">template</text:span> Number {</text:p>
      <text:p text:style-name="P61"><text:s text:c="4"/><text:span text:style-name="T83">var </text:span>_ : <text:span text:style-name="T46">uint32</text:span>;<text:tab/><text:tab/><text:span text:style-name="T21"># This is also a comment</text:span></text:p>
      <text:p text:style-name="P61">}</text:p>
      <text:h text:style-name="P150" text:outline-level="2"><text:bookmark-start text:name="__RefHeading___Toc1959_678818557"/>Identifiers<text:bookmark-end text:name="__RefHeading___Toc1959_678818557"/></text:h>
      <text:p text:style-name="P17"><text:tab/>Identifiers are composed of ASCII letter<text:span text:style-name="T79">s</text:span>, numbers and the underscore character.<text:span text:style-name="T79"> They must start with a lower case letter or an underscore.</text:span> Identifiers are case sensitive. <text:span text:style-name="T79">Examples:</text:span></text:p>
      <text:p text:style-name="P62"><text:span text:style-name="T48">var</text:span><text:span text:style-name="T24"> </text:span><text:span text:style-name="T21">name</text:span> : string; <text:span text:style-name="T125"><text:s text:c="5"/></text:span># name is a valid identifier</text:p>
      <text:p text:style-name="P62"><text:span text:style-name="T48">var</text:span><text:span text:style-name="T24"> </text:span><text:span text:style-name="T21">_</text:span><text:span text:style-name="T22">nAmE_123</text:span><text:span text:style-name="T80"> : string; # Also valid</text:span></text:p>
      <text:p text:style-name="P14"/>
      <text:h text:style-name="P151" text:outline-level="2"><text:bookmark-start text:name="__RefHeading___Toc1969_678818557"/>Template and type Identifiers<text:bookmark-end text:name="__RefHeading___Toc1969_678818557"/></text:h>
      <text:p text:style-name="P20"><text:tab/>Types that are not the built-in primitive types are composed of ASCII letters, numbers and the underscore character. It must start with an upper case letter. Example:</text:p>
      <text:p text:style-name="P63"><text:span text:style-name="T47">template</text:span><text:span text:style-name="T23"> Number </text:span><text:span text:style-name="T47">{</text:span></text:p>
      <text:p text:style-name="P63"><text:span text:style-name="T23"><text:s text:c="4"/></text:span><text:span text:style-name="T47">_</text:span> : <text:span text:style-name="T82">uint32</text:span>;</text:p>
      <text:p text:style-name="P181">}</text:p>
      <text:p text:style-name="P58"><text:tab/>A few other built-in types exist to represent language constructs:</text:p>
      <table:table table:name="Table2" table:style-name="Table2">
        <table:table-column table:style-name="Table2.A"/>
        <table:table-column table:style-name="Table2.B"/>
        <table:table-row>
          <table:table-cell table:style-name="Table2.A1" office:value-type="string">
            <text:p text:style-name="P127"><text:span text:style-name="Code">None</text:span></text:p>
          </table:table-cell>
          <table:table-cell table:style-name="Table2.B1" office:value-type="string">
            <text:p text:style-name="P126">Unit type.</text:p>
          </table:table-cell>
        </table:table-row>
        <table:table-row>
          <table:table-cell table:style-name="Table2.A2" office:value-type="string">
            <text:p text:style-name="P127"><text:span text:style-name="Code">Type</text:span></text:p>
          </table:table-cell>
          <table:table-cell table:style-name="Table2.B2" office:value-type="string">
            <text:p text:style-name="P126">A variable of type Type can hold a reference to a type name.</text:p>
          </table:table-cell>
        </table:table-row>
        <table:table-row>
          <table:table-cell table:style-name="Table2.A2" office:value-type="string">
            <text:p text:style-name="P127"><text:span text:style-name="Code">Array</text:span></text:p>
          </table:table-cell>
          <table:table-cell table:style-name="Table2.B2" office:value-type="string">
            <text:p text:style-name="P126">Alias to array types.</text:p>
          </table:table-cell>
        </table:table-row>
        <table:table-row>
          <table:table-cell table:style-name="Table2.A2" office:value-type="string">
            <text:p text:style-name="P127"><text:span text:style-name="Code">Func</text:span></text:p>
          </table:table-cell>
          <table:table-cell table:style-name="Table2.B2" office:value-type="string">
            <text:p text:style-name="P126">A variable can hold a reference to a function<text:span text:style-name="T121">.</text:span> <text:span text:style-name="T121">T</text:span>his would be its type.</text:p>
          </table:table-cell>
        </table:table-row>
      </table:table>
      <text:p text:style-name="P59"/>
      <text:h text:style-name="P162" text:outline-level="2"><text:bookmark-start text:name="__RefHeading___Toc2354_678818557"/>Keywords<text:bookmark-end text:name="__RefHeading___Toc2354_678818557"/></text:h>
      <text:p text:style-name="P19"><text:tab/>The following keywords are reserved by BitTwiddler:</text:p>
      <text:p text:style-name="P64"><text:s/>int8<text:tab/><text:tab/> int8le<text:tab/><text:tab/> int8be<text:span text:style-name="T81"><text:tab/><text:tab/>float32<text:tab/><text:tab/>var<text:tab/><text:tab/>and</text:span></text:p>
      <text:p text:style-name="P65">uint8<text:tab/><text:tab/>uint8le<text:tab/><text:tab/>uint8be<text:span text:style-name="T81"><text:tab/><text:tab/>float64<text:tab/><text:tab/>return<text:tab/>or</text:span></text:p>
      <text:p text:style-name="P65"><text:s/>int16<text:tab/> int16le<text:tab/> int16be<text:span text:style-name="T81"><text:tab/>bit<text:tab/><text:tab/><text:tab/>if<text:tab/><text:tab/>not</text:span></text:p>
      <text:p text:style-name="P65">uint16<text:tab/>uint16le<text:tab/>uint16be<text:span text:style-name="T81"><text:tab/>string<text:tab/><text:tab/>else<text:tab/>None</text:span></text:p>
      <text:p text:style-name="P65"><text:s/>int32<text:tab/> int32le<text:tab/> int32be<text:span text:style-name="T81"><text:tab/>template<text:tab/>elif<text:tab/>Type</text:span></text:p>
      <text:p text:style-name="P65">uint32<text:tab/>uint32le<text:tab/>uint32be<text:span text:style-name="T81"><text:tab/>parse<text:tab/><text:tab/>for<text:tab/><text:tab/>Array</text:span></text:p>
      <text:p text:style-name="P65"><text:s/>int64<text:tab/> int64le<text:tab/> int64be<text:span text:style-name="T81"><text:tab/>match<text:tab/><text:tab/>in<text:tab/><text:tab/>Func</text:span></text:p>
      <text:p text:style-name="P66">uint64<text:tab/>uint64le<text:tab/>uint64be<text:span text:style-name="T81"><text:tab/>func<text:tab/><text:tab/>while</text:span></text:p>
      <text:p text:style-name="P18"><text:tab/></text:p>
      <text:h text:style-name="P152" text:outline-level="2"><text:bookmark-start text:name="__RefHeading___Toc1945_678818557"/>Literal Constants<text:bookmark-end text:name="__RefHeading___Toc1945_678818557"/></text:h>
      <text:p text:style-name="P24"/>
      <text:h text:style-name="P168" text:outline-level="3"><text:bookmark-start text:name="__RefHeading___Toc2356_678818557"/>Integers<text:bookmark-end text:name="__RefHeading___Toc2356_678818557"/></text:h>
      <text:p text:style-name="P23"><text:tab/>Integer literals can be declared as decimal, hexadecimal or binary numbers. Hexadecimal numbers are prefixed by <text:span text:style-name="Code">0x</text:span> and binary numbers by <text:span text:style-name="Code">0b</text:span>. Examples:</text:p>
      <text:p text:style-name="P68"><text:span text:style-name="T50">42</text:span><text:span text:style-name="T51"><text:tab/><text:tab/></text:span><text:span text:style-name="T50">0x2a</text:span><text:span text:style-name="T51"><text:tab/><text:tab/></text:span><text:span text:style-name="T50">0b101010</text:span></text:p>
      <text:p text:style-name="Text_20_body"/>
      <text:h text:style-name="P169" text:outline-level="3"><text:bookmark-start text:name="__RefHeading___Toc2358_678818557"/>Floats<text:bookmark-end text:name="__RefHeading___Toc2358_678818557"/></text:h>
      <text:p text:style-name="P25"><text:tab/>Float<text:span text:style-name="T99">ing point</text:span> literals may have four parts to it: the integer part, the decimal point separator, the fractional part and the exponent. <text:s/>The integer part and the fractional part cannot be simultaneously missing. Likewise, the decimal separator and the exponent cannot be simultaneously missing. The integer part and the fractional part are composed of a series of digits. The exponent is composed of the <text:span text:style-name="Code">e</text:span> or <text:span text:style-name="Code">E</text:span> character, followed by an optional <text:span text:style-name="Code">+</text:span> or <text:span text:style-name="Code">-</text:span> sign, followed by digits. Examples:</text:p>
      <text:p text:style-name="P70">123e45<text:tab/>.123<text:tab/>.123e45<text:tab/><text:tab/>123.<text:tab/>123.e<text:span text:style-name="T84">+</text:span>45<text:tab/>123.45<text:tab/><text:tab/>1.23e<text:span text:style-name="T84">-</text:span>45</text:p>
      <text:p text:style-name="P22"/>
      <text:h text:style-name="P175" text:outline-level="3"><text:bookmark-start text:name="__RefHeading___Toc2360_678818557"/>Strings<text:bookmark-end text:name="__RefHeading___Toc2360_678818557"/></text:h>
      <text:p text:style-name="P26"><text:tab/>Strings are any sequence of characters enclosed by either two double-quote or two single-quote characters. Examples:</text:p>
      <text:p text:style-name="P182">"A double-quoted string"<text:tab/><text:tab/>'A single-quoted string'<text:tab/>"Enclosed 'quotes'"</text:p>
      <text:p text:style-name="Text_20_body"/>
      <text:h text:style-name="P170" text:outline-level="3"><text:bookmark-start text:name="__RefHeading___Toc2362_678818557"/>Arrays<text:bookmark-end text:name="__RefHeading___Toc2362_678818557"/></text:h>
      <text:p text:style-name="P28"><text:tab/>Array literals can be defined by a sequence of expressions<text:span text:style-name="T85">, separated by commas and </text:span><text:s/>enclosed by square brackets. </text:p>
      <text:p text:style-name="P87">array-literal</text:p>
      <text:p text:style-name="P87"><text:s text:c="4"/><text:span text:style-name="T60">[</text:span> expression-list<text:span text:style-name="T93">opt</text:span> <text:span text:style-name="T60">]</text:span></text:p>
      <text:p text:style-name="P87"/>
      <text:p text:style-name="P87">expression-list</text:p>
      <text:p text:style-name="P87"><text:s text:c="4"/>expression</text:p>
      <text:p text:style-name="P87"><text:s text:c="4"/>expression-list <text:span text:style-name="T60">,</text:span> expression</text:p>
      <text:p text:style-name="P28"><text:span text:style-name="T122"><text:tab/></text:span>Examples:</text:p>
      <text:p text:style-name="P71">var weekdays:string[7] = <text:span text:style-name="T21">['M', 'T', 'W', 'T', 'F']</text:span>;</text:p>
      <text:p text:style-name="P71">var numbers:int32[3] = <text:span text:style-name="T21">[1, 2, 3]</text:span>;</text:p>
      <text:p text:style-name="P27"/>
      <text:h text:style-name="P146" text:outline-level="1"><text:bookmark-start text:name="__RefHeading___Toc2364_678818557"/>Expressions<text:bookmark-end text:name="__RefHeading___Toc2364_678818557"/></text:h>
      <text:p text:style-name="P27"><text:tab/>An expression in BitTwiddler is any of the following, each of which will be explained in detail <text:span text:style-name="T126">in </text:span>the following sections.</text:p>
      <text:p text:style-name="P72">expression:</text:p>
      <text:p text:style-name="P72"><text:s text:c="4"/><text:span text:style-name="T86">constant</text:span></text:p>
      <text:p text:style-name="P73"><text:s text:c="4"/>identifier</text:p>
      <text:p text:style-name="P74"><text:s text:c="4"/>type-identifier</text:p>
      <text:p text:style-name="P74"><text:s text:c="4"/><text:span text:style-name="T60">(</text:span> expression <text:span text:style-name="T60">)</text:span></text:p>
      <text:p text:style-name="P73"><text:s text:c="4"/>binary-operation</text:p>
      <text:p text:style-name="P75"><text:s text:c="4"/>unary-operation</text:p>
      <text:p text:style-name="P75"><text:s text:c="4"/>function-call</text:p>
      <text:p text:style-name="P73"><text:s text:c="4"/>conditional</text:p>
      <text:p text:style-name="P183"><text:s text:c="4"/>for</text:p>
      <text:p text:style-name="P96"><text:span text:style-name="T15"><text:s/></text:span><text:span text:style-name="T12"><text:s text:c="3"/>while</text:span></text:p>
      <text:p text:style-name="P183"><text:s text:c="4"/>match</text:p>
      <text:p text:style-name="Text_20_body"/>
      <text:h text:style-name="P153" text:outline-level="2"><text:bookmark-start text:name="__RefHeading___Toc2366_678818557"/>Constant<text:bookmark-end text:name="__RefHeading___Toc2366_678818557"/></text:h>
      <text:p text:style-name="P29"><text:tab/>A literal constant expression is composed of any of the literal constants described in<text:span text:style-name="T87"> the</text:span> section <text:bookmark-ref text:reference-format="number" text:ref-name="__RefHeading___Toc1945_678818557">1.5</text:bookmark-ref><text:span text:style-name="T87"> </text:span><text:bookmark-ref text:reference-format="text" text:ref-name="__RefHeading___Toc1945_678818557">Literal Constants</text:bookmark-ref> above.</text:p>
      <text:p text:style-name="P29"/>
      <text:h text:style-name="P154" text:outline-level="2"><text:bookmark-start text:name="__RefHeading___Toc2368_678818557"/>Identifier<text:span text:style-name="T88"> and type identifiers</text:span><text:bookmark-end text:name="__RefHeading___Toc2368_678818557"/></text:h>
      <text:p text:style-name="P30"><text:tab/>An identifier as described in the section <text:bookmark-ref text:reference-format="number" text:ref-name="__RefHeading___Toc1959_678818557">1.2</text:bookmark-ref> <text:bookmark-ref text:reference-format="text" text:ref-name="__RefHeading___Toc1959_678818557">Identifiers</text:bookmark-ref><text:span text:style-name="T88"> or a type identifier as described in section </text:span><text:span text:style-name="T88"><text:bookmark-ref text:reference-format="number" text:ref-name="__RefHeading___Toc1969_678818557">1.3</text:bookmark-ref></text:span><text:span text:style-name="T88"> </text:span><text:span text:style-name="T88"><text:bookmark-ref text:reference-format="text" text:ref-name="__RefHeading___Toc1969_678818557">Template and type Identifiers</text:bookmark-ref></text:span><text:span text:style-name="T88">.</text:span></text:p>
      <text:p text:style-name="P30"/>
      <text:h text:style-name="P155" text:outline-level="2"><text:bookmark-start text:name="__RefHeading___Toc2370_678818557"/>Parenthesis-enclosed expressions<text:bookmark-end text:name="__RefHeading___Toc2370_678818557"/></text:h>
      <text:p text:style-name="P31"><text:tab/>An expression enclosed by parenthesis. Useful for altering the precedence of evaluation.</text:p>
      <text:p text:style-name="P31"/>
      <text:p text:style-name="P31"/>
      <text:h text:style-name="P163" text:outline-level="2"><text:bookmark-start text:name="__RefHeading___Toc2372_678818557"/>Unary and binary operations<text:bookmark-end text:name="__RefHeading___Toc2372_678818557"/></text:h>
      <text:p text:style-name="P31"><text:tab/>There are a number of binary and unary operations. They are listed here, along with their precedence and associativity.</text:p>
      <text:p text:style-name="P31"/>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08">Operation</text:p>
          </table:table-cell>
          <table:table-cell table:style-name="Table1.A1" office:value-type="string">
            <text:p text:style-name="P107">Name</text:p>
          </table:table-cell>
          <table:table-cell table:style-name="Table1.A1" office:value-type="string">
            <text:p text:style-name="P107">Assoc<text:span text:style-name="T89">.</text:span></text:p>
          </table:table-cell>
          <table:table-cell table:style-name="Table1.D1" office:value-type="string">
            <text:p text:style-name="P107">Precedence</text:p>
          </table:table-cell>
        </table:table-row>
        <table:table-row>
          <table:table-cell table:style-name="Table1.A2" office:value-type="string">
            <text:p text:style-name="P106"><text:span text:style-name="Source_20_Text"><text:span text:style-name="T12">expr</text:span></text:span><text:span text:style-name="Source_20_Text"><text:span text:style-name="T13">ession</text:span></text:span><text:span text:style-name="Source_20_Text"><text:span text:style-name="T12"> </text:span></text:span><text:span text:style-name="Source_20_Text"><text:span text:style-name="T60">.</text:span></text:span><text:span text:style-name="Source_20_Text"><text:span text:style-name="T12"> expr</text:span></text:span><text:span text:style-name="Source_20_Text"><text:span text:style-name="T13">ession</text:span></text:span></text:p>
            <text:p text:style-name="P106"><text:span text:style-name="Source_20_Text"><text:span text:style-name="T12">expr</text:span></text:span><text:span text:style-name="Source_20_Text"><text:span text:style-name="T13">ession</text:span></text:span><text:span text:style-name="Source_20_Text"><text:span text:style-name="T12"> </text:span></text:span><text:span text:style-name="Source_20_Text"><text:span text:style-name="T60">[</text:span></text:span><text:span text:style-name="Source_20_Text"><text:span text:style-name="T12"> expr</text:span></text:span><text:span text:style-name="Source_20_Text"><text:span text:style-name="T13">ession</text:span></text:span><text:span text:style-name="Source_20_Text"><text:span text:style-name="T12"> </text:span></text:span><text:span text:style-name="Source_20_Text"><text:span text:style-name="T60">]</text:span></text:span></text:p>
          </table:table-cell>
          <table:table-cell table:style-name="Table1.A2" office:value-type="string">
            <text:p text:style-name="P106">Access</text:p>
            <text:p text:style-name="P106">Subscript</text:p>
          </table:table-cell>
          <table:table-cell table:style-name="Table1.A2" office:value-type="string">
            <text:p text:style-name="P106">Left</text:p>
          </table:table-cell>
          <table:table-cell table:style-name="Table1.D2" office:value-type="string">
            <text:p text:style-name="P106">1</text:p>
          </table:table-cell>
        </table:table-row>
        <table:table-row>
          <table:table-cell table:style-name="Table1.A2" office:value-type="string">
            <text:p text:style-name="P109"><text:span text:style-name="Source_20_Text"><text:span text:style-name="T64">not</text:span></text:span><text:span text:style-name="Source_20_Text"><text:span text:style-name="T69"> </text:span></text:span><text:span text:style-name="Source_20_Text"><text:span text:style-name="T13">expression</text:span></text:span><text:span text:style-name="Source_20_Text"><text:span text:style-name="T69"><text:line-break/></text:span></text:span><text:span text:style-name="Source_20_Text"><text:span text:style-name="T61">~</text:span></text:span><text:span text:style-name="Source_20_Text"><text:span text:style-name="T69"> </text:span></text:span><text:span text:style-name="Source_20_Text"><text:span text:style-name="T13">expression</text:span></text:span></text:p>
            <text:p text:style-name="P113"><text:span text:style-name="Source_20_Text"><text:span text:style-name="T65">+</text:span></text:span><text:span text:style-name="Source_20_Text"><text:span text:style-name="T14"> expression</text:span></text:span></text:p>
            <text:p text:style-name="P113"><text:span text:style-name="Source_20_Text"><text:span text:style-name="T65">-</text:span></text:span><text:span text:style-name="Source_20_Text"><text:span text:style-name="T14"> expression</text:span></text:span></text:p>
          </table:table-cell>
          <table:table-cell table:style-name="Table1.A2" office:value-type="string">
            <text:p text:style-name="P115"><text:span text:style-name="T91">Logical</text:span> not</text:p>
            <text:p text:style-name="P114">Bitwise not</text:p>
            <text:p text:style-name="P122">Unary plus</text:p>
            <text:p text:style-name="P122">Unary minus</text:p>
          </table:table-cell>
          <table:table-cell table:style-name="Table1.A2" office:value-type="string">
            <text:p text:style-name="P114">Right</text:p>
          </table:table-cell>
          <table:table-cell table:style-name="Table1.D2" office:value-type="string">
            <text:p text:style-name="P114">2</text:p>
          </table:table-cell>
        </table:table-row>
        <table:table-row>
          <table:table-cell table:style-name="Table1.A2" office:value-type="string">
            <text:p text:style-name="P109"><text:span text:style-name="Source_20_Text"><text:span text:style-name="T13">expression </text:span></text:span><text:span text:style-name="Source_20_Text"><text:span text:style-name="T61">*</text:span></text:span><text:span text:style-name="Source_20_Text"><text:span text:style-name="T13"> expression<text:line-break/>expression </text:span></text:span><text:span text:style-name="Source_20_Text"><text:span text:style-name="T61">/</text:span></text:span><text:span text:style-name="Source_20_Text"><text:span text:style-name="T13"> expression<text:line-break/>expression </text:span></text:span><text:span text:style-name="Source_20_Text"><text:span text:style-name="T61">%</text:span></text:span><text:span text:style-name="Source_20_Text"><text:span text:style-name="T13"> expression</text:span></text:span></text:p>
          </table:table-cell>
          <table:table-cell table:style-name="Table1.A2" office:value-type="string">
            <text:p text:style-name="P114">Multiplication<text:line-break/>Division<text:line-break/><text:span text:style-name="T89">Remainder</text:span></text:p>
          </table:table-cell>
          <table:table-cell table:style-name="Table1.A2" office:value-type="string">
            <text:p text:style-name="P116">Left</text:p>
          </table:table-cell>
          <table:table-cell table:style-name="Table1.D2" office:value-type="string">
            <text:p text:style-name="P116">3</text:p>
          </table:table-cell>
        </table:table-row>
        <table:table-row>
          <table:table-cell table:style-name="Table1.A2" office:value-type="string">
            <text:p text:style-name="P110"><text:span text:style-name="Source_20_Text"><text:span text:style-name="T13">expression </text:span></text:span><text:span text:style-name="Source_20_Text"><text:span text:style-name="T62">+</text:span></text:span><text:span text:style-name="Source_20_Text"><text:span text:style-name="T13"> expression<text:line-break/>expression </text:span></text:span><text:span text:style-name="Source_20_Text"><text:span text:style-name="T62">-</text:span></text:span><text:span text:style-name="Source_20_Text"><text:span text:style-name="T13"> expression</text:span></text:span></text:p>
          </table:table-cell>
          <table:table-cell table:style-name="Table1.A2" office:value-type="string">
            <text:p text:style-name="P123">Addition</text:p>
            <text:p text:style-name="P123">Subtraction</text:p>
          </table:table-cell>
          <table:table-cell table:style-name="Table1.A2" office:value-type="string">
            <text:p text:style-name="P116">Left</text:p>
          </table:table-cell>
          <table:table-cell table:style-name="Table1.D2" office:value-type="string">
            <text:p text:style-name="P116">4</text:p>
          </table:table-cell>
        </table:table-row>
        <table:table-row>
          <table:table-cell table:style-name="Table1.A2" office:value-type="string">
            <text:p text:style-name="P110"><text:span text:style-name="Source_20_Text"><text:span text:style-name="T13">expression </text:span></text:span><text:span text:style-name="Source_20_Text"><text:span text:style-name="T62">&lt;&lt;</text:span></text:span><text:span text:style-name="Source_20_Text"><text:span text:style-name="T13"> expression<text:line-break/>expression </text:span></text:span><text:span text:style-name="Source_20_Text"><text:span text:style-name="T62">&gt;&gt;</text:span></text:span><text:span text:style-name="Source_20_Text"><text:span text:style-name="T13"> expression</text:span></text:span></text:p>
          </table:table-cell>
          <table:table-cell table:style-name="Table1.A2" office:value-type="string">
            <text:p text:style-name="P116">Bitwise left shift</text:p>
            <text:p text:style-name="P116">Bitwise right shift</text:p>
          </table:table-cell>
          <table:table-cell table:style-name="Table1.A2" office:value-type="string">
            <text:p text:style-name="P116">Left</text:p>
          </table:table-cell>
          <table:table-cell table:style-name="Table1.D2" office:value-type="string">
            <text:p text:style-name="P116">5</text:p>
          </table:table-cell>
        </table:table-row>
        <table:table-row>
          <table:table-cell table:style-name="Table1.A2" office:value-type="string">
            <text:p text:style-name="P110"><text:span text:style-name="Source_20_Text"><text:span text:style-name="T13">expression </text:span></text:span><text:span text:style-name="Source_20_Text"><text:span text:style-name="T62">&lt;</text:span></text:span><text:span text:style-name="Source_20_Text"><text:span text:style-name="T13"> expression<text:line-break/>expression </text:span></text:span><text:span text:style-name="Source_20_Text"><text:span text:style-name="T62">&lt;=</text:span></text:span><text:span text:style-name="Source_20_Text"><text:span text:style-name="T13"> expression<text:line-break/>expression </text:span></text:span><text:span text:style-name="Source_20_Text"><text:span text:style-name="T62">&gt;=</text:span></text:span><text:span text:style-name="Source_20_Text"><text:span text:style-name="T13"> expression<text:line-break/>expression </text:span></text:span><text:span text:style-name="Source_20_Text"><text:span text:style-name="T62">&gt;</text:span></text:span><text:span text:style-name="Source_20_Text"><text:span text:style-name="T13"> expression</text:span></text:span></text:p>
          </table:table-cell>
          <table:table-cell table:style-name="Table1.A2" office:value-type="string">
            <text:p text:style-name="P116"><text:span text:style-name="T91">Logical</text:span> less than</text:p>
            <text:p text:style-name="P117"><text:span text:style-name="T91">Logical</text:span> less than or equal<text:span text:style-name="T90"> to</text:span></text:p>
            <text:p text:style-name="P117"><text:span text:style-name="T91">Logical</text:span> greater than or equal<text:span text:style-name="T90"> to</text:span></text:p>
            <text:p text:style-name="P117"><text:span text:style-name="T91">Logical</text:span> greater than</text:p>
          </table:table-cell>
          <table:table-cell table:style-name="Table1.A2" office:value-type="string">
            <text:p text:style-name="P116">Left</text:p>
          </table:table-cell>
          <table:table-cell table:style-name="Table1.D2" office:value-type="string">
            <text:p text:style-name="P116">6</text:p>
          </table:table-cell>
        </table:table-row>
        <table:table-row>
          <table:table-cell table:style-name="Table1.A2" office:value-type="string">
            <text:p text:style-name="P111"><text:span text:style-name="Source_20_Text"><text:span text:style-name="T13">expression </text:span></text:span><text:span text:style-name="Source_20_Text"><text:span text:style-name="T63">==</text:span></text:span><text:span text:style-name="Source_20_Text"><text:span text:style-name="T13"> expression<text:line-break/>expression </text:span></text:span><text:span text:style-name="Source_20_Text"><text:span text:style-name="T63">!</text:span></text:span><text:span text:style-name="Source_20_Text"><text:span text:style-name="T62">=</text:span></text:span><text:span text:style-name="Source_20_Text"><text:span text:style-name="T13"> expression</text:span></text:span></text:p>
          </table:table-cell>
          <table:table-cell table:style-name="Table1.A2" office:value-type="string">
            <text:p text:style-name="P119"><text:span text:style-name="T91">Logical</text:span> equal to</text:p>
            <text:p text:style-name="P119"><text:span text:style-name="T91">Logical</text:span> not equal to</text:p>
          </table:table-cell>
          <table:table-cell table:style-name="Table1.A2" office:value-type="string">
            <text:p text:style-name="P116">Left</text:p>
          </table:table-cell>
          <table:table-cell table:style-name="Table1.D2" office:value-type="string">
            <text:p text:style-name="P116">7</text:p>
          </table:table-cell>
        </table:table-row>
        <table:table-row>
          <table:table-cell table:style-name="Table1.A2" office:value-type="string">
            <text:p text:style-name="P112"><text:span text:style-name="Source_20_Text"><text:span text:style-name="T13">expression </text:span></text:span><text:span text:style-name="Source_20_Text"><text:span text:style-name="T64">&amp;</text:span></text:span><text:span text:style-name="Source_20_Text"><text:span text:style-name="T13"> expression</text:span></text:span></text:p>
          </table:table-cell>
          <table:table-cell table:style-name="Table1.A2" office:value-type="string">
            <text:p text:style-name="P118">Bitwise and</text:p>
          </table:table-cell>
          <table:table-cell table:style-name="Table1.A2" office:value-type="string">
            <text:p text:style-name="P116">Left</text:p>
          </table:table-cell>
          <table:table-cell table:style-name="Table1.D2" office:value-type="string">
            <text:p text:style-name="P116">8</text:p>
          </table:table-cell>
        </table:table-row>
        <table:table-row>
          <table:table-cell table:style-name="Table1.A2" office:value-type="string">
            <text:p text:style-name="P112"><text:span text:style-name="Source_20_Text"><text:span text:style-name="T13">expression </text:span></text:span><text:span text:style-name="Source_20_Text"><text:span text:style-name="T64">|</text:span></text:span><text:span text:style-name="Source_20_Text"><text:span text:style-name="T13"> expression</text:span></text:span></text:p>
          </table:table-cell>
          <table:table-cell table:style-name="Table1.A2" office:value-type="string">
            <text:p text:style-name="P118">Bitwise or</text:p>
          </table:table-cell>
          <table:table-cell table:style-name="Table1.A2" office:value-type="string">
            <text:p text:style-name="P116">Left</text:p>
          </table:table-cell>
          <table:table-cell table:style-name="Table1.D2" office:value-type="string">
            <text:p text:style-name="P116">9</text:p>
          </table:table-cell>
        </table:table-row>
        <table:table-row>
          <table:table-cell table:style-name="Table1.A2" office:value-type="string">
            <text:p text:style-name="P112"><text:span text:style-name="Source_20_Text"><text:span text:style-name="T13">expression </text:span></text:span><text:span text:style-name="Source_20_Text"><text:span text:style-name="T64">and</text:span></text:span><text:span text:style-name="Source_20_Text"><text:span text:style-name="T13"> expression</text:span></text:span></text:p>
          </table:table-cell>
          <table:table-cell table:style-name="Table1.A2" office:value-type="string">
            <text:p text:style-name="P120"><text:span text:style-name="T91">Logical</text:span> and</text:p>
          </table:table-cell>
          <table:table-cell table:style-name="Table1.A2" office:value-type="string">
            <text:p text:style-name="P116">Left</text:p>
          </table:table-cell>
          <table:table-cell table:style-name="Table1.D2" office:value-type="string">
            <text:p text:style-name="P116">10</text:p>
          </table:table-cell>
        </table:table-row>
        <table:table-row>
          <table:table-cell table:style-name="Table1.A2" office:value-type="string">
            <text:p text:style-name="P112"><text:span text:style-name="Source_20_Text"><text:span text:style-name="T13">expression </text:span></text:span><text:span text:style-name="Source_20_Text"><text:span text:style-name="T64">or</text:span></text:span><text:span text:style-name="Source_20_Text"><text:span text:style-name="T13"> expression</text:span></text:span></text:p>
          </table:table-cell>
          <table:table-cell table:style-name="Table1.A2" office:value-type="string">
            <text:p text:style-name="P120"><text:span text:style-name="T91">Logical</text:span> or</text:p>
          </table:table-cell>
          <table:table-cell table:style-name="Table1.A2" office:value-type="string">
            <text:p text:style-name="P121">Left</text:p>
          </table:table-cell>
          <table:table-cell table:style-name="Table1.D2" office:value-type="string">
            <text:p text:style-name="P121">11</text:p>
          </table:table-cell>
        </table:table-row>
        <table:table-row>
          <table:table-cell table:style-name="Table1.A2" office:value-type="string">
            <text:p text:style-name="P124"><text:span text:style-name="Source_20_Text"><text:span text:style-name="T13">expression </text:span></text:span><text:span text:style-name="Source_20_Text"><text:span text:style-name="T63">=</text:span></text:span><text:span text:style-name="Source_20_Text"><text:span text:style-name="T13"> expression</text:span></text:span></text:p>
          </table:table-cell>
          <table:table-cell table:style-name="Table1.A2" office:value-type="string">
            <text:p text:style-name="P125">Assignment</text:p>
          </table:table-cell>
          <table:table-cell table:style-name="Table1.A2" office:value-type="string">
            <text:p text:style-name="P125">Right</text:p>
          </table:table-cell>
          <table:table-cell table:style-name="Table1.D2" office:value-type="string">
            <text:p text:style-name="P125">12</text:p>
          </table:table-cell>
        </table:table-row>
      </table:table>
      <text:p text:style-name="P31"/>
      <text:p text:style-name="Text_20_body"/>
      <text:h text:style-name="P164" text:outline-level="2"><text:bookmark-start text:name="__RefHeading___Toc2374_678818557"/>Function Call<text:bookmark-end text:name="__RefHeading___Toc2374_678818557"/></text:h>
      <text:p text:style-name="P32"><text:tab/>A function call expression has the form:</text:p>
      <text:p text:style-name="P184">function-call</text:p>
      <text:p text:style-name="P89"><text:span text:style-name="T12"><text:s text:c="4"/>id</text:span> <text:span text:style-name="T21">(</text:span> <text:span text:style-name="T12">expression-list</text:span><text:span text:style-name="T94">opt</text:span><text:span text:style-name="T1"> </text:span><text:span text:style-name="T5">)</text:span></text:p>
      <text:p text:style-name="P186"/>
      <text:p text:style-name="P69"><text:span text:style-name="T1">e</text:span><text:span text:style-name="T6">xpression-list</text:span></text:p>
      <text:p text:style-name="P187"><text:s text:c="4"/>expression</text:p>
      <text:p text:style-name="P89"><text:span text:style-name="T8"><text:s text:c="4"/>expression-list </text:span><text:span text:style-name="T2">,</text:span><text:span text:style-name="T8"> expression</text:span></text:p>
      <text:p text:style-name="P33"><text:tab/>The value of the function call expression is the value returned by the function being called. Example:</text:p>
      <text:p text:style-name="P90">sum(1, 1)</text:p>
      <text:h text:style-name="P157" text:outline-level="2"/>
      <text:h text:style-name="P164" text:outline-level="2"><text:bookmark-start text:name="__RefHeading___Toc2376_678818557"/>Conditional<text:bookmark-end text:name="__RefHeading___Toc2376_678818557"/></text:h>
      <text:p text:style-name="P34"><text:tab/>A conditional expression has the form<text:span text:style-name="T96">:</text:span></text:p>
      <text:p text:style-name="P76">conditional</text:p>
      <text:p text:style-name="P76"><text:s text:c="4"/>if elseifs<text:span text:style-name="T93">opt</text:span> else<text:span text:style-name="T93">opt</text:span></text:p>
      <text:p text:style-name="P188"/>
      <text:p text:style-name="P91">if</text:p>
      <text:p text:style-name="P91"><text:s text:c="4"/><text:span text:style-name="T60">if</text:span> expression block</text:p>
      <text:p text:style-name="P91"/>
      <text:p text:style-name="P91">elseifs:</text:p>
      <text:p text:style-name="P91"><text:s text:c="4"/>elseif</text:p>
      <text:p text:style-name="P91"><text:s text:c="4"/>elseifs elseif</text:p>
      <text:p text:style-name="P91"/>
      <text:p text:style-name="P91">elseif:</text:p>
      <text:p text:style-name="P91"><text:s text:c="4"/><text:span text:style-name="T60">elif</text:span> expression block</text:p>
      <text:p text:style-name="P91"/>
      <text:p text:style-name="P91">else:</text:p>
      <text:p text:style-name="P102"><text:span text:style-name="T7"><text:s text:c="4"/></text:span><text:span text:style-name="T4">else</text:span><text:span text:style-name="T7"> block</text:span></text:p>
      <text:p text:style-name="P35"><text:tab/>Note that it doesn't require parenthesis around the expression being tested. For a conditional, any value that evaluates to 0 or <text:span text:style-name="T98">to </text:span>empty string is considered false, otherwise it is considered true. Since conditionals are <text:span text:style-name="T12">expressions</text:span><text:span text:style-name="T68">, it's value is the value of the last statement executed inside its </text:span><text:span text:style-name="T12">block</text:span><text:span text:style-name="T68">. Example:</text:span></text:p>
      <text:p text:style-name="P92"><text:span text:style-name="T21">if</text:span> x == 1 {</text:p>
      <text:p text:style-name="P92"><text:s text:c="4"/>"one";</text:p>
      <text:p text:style-name="P92">} <text:span text:style-name="T21">elif</text:span> x == 2 {</text:p>
      <text:p text:style-name="P92"><text:s text:c="4"/>"two";</text:p>
      <text:p text:style-name="P92">} <text:span text:style-name="T21">else</text:span> {</text:p>
      <text:p text:style-name="P92"><text:s text:c="4"/>"<text:span text:style-name="T97">not one nor two</text:span>";</text:p>
      <text:p text:style-name="P92">}</text:p>
      <text:p text:style-name="Text_20_body"/>
      <text:h text:style-name="P165" text:outline-level="2"><text:bookmark-start text:name="__RefHeading___Toc2378_678818557"/>F<text:span text:style-name="T92">o</text:span>r<text:bookmark-end text:name="__RefHeading___Toc2378_678818557"/></text:h>
      <text:p text:style-name="P36"><text:tab/>The for expression <text:span text:style-name="T100">has the following form:</text:span></text:p>
      <text:p text:style-name="P77">for</text:p>
      <text:p text:style-name="P77"><text:s text:c="4"/><text:span text:style-name="T60">for</text:span> forvars <text:span text:style-name="T60">in</text:span> expression block</text:p>
      <text:p text:style-name="P77"/>
      <text:p text:style-name="P77">forvars</text:p>
      <text:p text:style-name="P77"><text:s text:c="4"/>id</text:p>
      <text:p text:style-name="P93"><text:span text:style-name="T12"><text:s text:c="4"/>forvars </text:span><text:span text:style-name="T60">,</text:span><text:span text:style-name="T12"> id</text:span></text:p>
      <text:p text:style-name="P37"><text:tab/>The identifiers in <text:span text:style-name="T12">forvars</text:span><text:span text:style-name="T68"> will be bound to values destructured from the value of </text:span><text:span text:style-name="T12">expression</text:span><text:span text:style-name="T68"> </text:span><text:span text:style-name="T70">until there are no more values to be destructured. </text:span><text:span text:style-name="T68">Example:</text:span></text:p>
      <text:p text:style-name="P94"><text:span text:style-name="T21">for</text:span> i <text:span text:style-name="T21">in</text:span> [1, 2, 3] {</text:p>
      <text:p text:style-name="P94"><text:s text:c="4"/>i;</text:p>
      <text:p text:style-name="P94">}</text:p>
      <text:p text:style-name="P37"><text:span text:style-name="T101"><text:tab/>Note</text:span> that since <text:span text:style-name="Code">for</text:span> is an expression, its value will be that of the last statement executed. In this example, 3.</text:p>
      <text:p text:style-name="P37"/>
      <text:h text:style-name="P158" text:outline-level="2"><text:bookmark-start text:name="__RefHeading___Toc3588_678818557"/>While<text:bookmark-end text:name="__RefHeading___Toc3588_678818557"/></text:h>
      <text:p text:style-name="P40"><text:tab/>The <text:span text:style-name="Code">while</text:span> expression repeatedly executes a block of instructions while the evaluated expression remains true.</text:p>
      <text:p text:style-name="P79">while</text:p>
      <text:p text:style-name="P79"><text:s text:c="4"/><text:span text:style-name="T60">while</text:span> expression block</text:p>
      <text:p text:style-name="P41"><text:tab/>Example:</text:p>
      <text:p text:style-name="Code"/>
      <text:p text:style-name="P97"><text:span text:style-name="T21">var</text:span> i = 0;</text:p>
      <text:p text:style-name="P97"><text:span text:style-name="T21">while</text:span> i &lt; 10 {</text:p>
      <text:p text:style-name="P97"><text:s text:c="4"/>i = i + 1;</text:p>
      <text:p text:style-name="P97">};</text:p>
      <text:h text:style-name="P156" text:outline-level="2"/>
      <text:h text:style-name="P161" text:outline-level="2"><text:bookmark-start text:name="__RefHeading___Toc2380_678818557"/>Match<text:bookmark-end text:name="__RefHeading___Toc2380_678818557"/></text:h>
      <text:p text:style-name="P38"><text:tab/>The match expression is similar to C's <text:span text:style-name="Code">switch</text:span>. Its purpose is to test a single expression against possible values and execute the block associated with the matched expression. If there is no match, the program halts with an error.</text:p>
      <text:p text:style-name="P78">match</text:p>
      <text:p text:style-name="P78"><text:s text:c="4"/><text:span text:style-name="T60">match</text:span> expression match-block</text:p>
      <text:p text:style-name="P78"/>
      <text:p text:style-name="P78">match-block</text:p>
      <text:p text:style-name="P78"><text:s text:c="4"/><text:span text:style-name="T60">{</text:span> match-arms <text:span text:style-name="T60">}</text:span></text:p>
      <text:p text:style-name="P78"/>
      <text:p text:style-name="P78">match-arms</text:p>
      <text:p text:style-name="P78"><text:s text:c="4"/>match-arm</text:p>
      <text:p text:style-name="P78"><text:s text:c="4"/>match-arms match-arm</text:p>
      <text:p text:style-name="P78"/>
      <text:p text:style-name="P78">match-arm</text:p>
      <text:p text:style-name="P101"><text:span text:style-name="T17"><text:s text:c="4"/>expression </text:span><text:span text:style-name="T67">-&gt;</text:span><text:span text:style-name="T17"> block</text:span></text:p>
      <text:p text:style-name="P39"><text:tab/>Example:</text:p>
      <text:p text:style-name="P95"><text:span text:style-name="T21">match</text:span> 3 {</text:p>
      <text:p text:style-name="P95"><text:s text:c="4"/>1 <text:span text:style-name="T21">-&gt;</text:span> { "one"; <text:span text:style-name="T127"><text:s text:c="2"/></text:span>}</text:p>
      <text:p text:style-name="P95"><text:s text:c="4"/>2 <text:span text:style-name="T21">-&gt;</text:span> { "two"; <text:span text:style-name="T127"><text:s text:c="2"/></text:span>}</text:p>
      <text:p text:style-name="P95"><text:s text:c="4"/>3 <text:span text:style-name="T21">-&gt;</text:span> { "three"; }</text:p>
      <text:p text:style-name="P95">}</text:p>
      <text:h text:style-name="P142" text:outline-level="1"/>
      <text:h text:style-name="P144" text:outline-level="1"><text:bookmark-start text:name="__RefHeading___Toc3590_678818557"/>Blocks<text:span text:style-name="T110">, declarations and scope</text:span><text:bookmark-end text:name="__RefHeading___Toc3590_678818557"/></text:h>
      <text:p text:style-name="P42"><text:tab/><text:span text:style-name="T21">Blocks</text:span> are used in a few of BitTwiddler's constructs. They are not expressions; they can only appear in certain specific places. <text:span text:style-name="T102">A </text:span><text:span text:style-name="T34">declaration</text:span><text:span text:style-name="T102"> can be either a variable, a function or a template declaration.</text:span></text:p>
      <text:p text:style-name="P80">block</text:p>
      <text:p text:style-name="P80"><text:s text:c="4"/><text:span text:style-name="T60">{</text:span> block-<text:span text:style-name="T104">statements</text:span><text:span text:style-name="T93">opt</text:span> <text:span text:style-name="T60">}</text:span></text:p>
      <text:p text:style-name="P80"/>
      <text:p text:style-name="P81">block-<text:span text:style-name="T104">statements</text:span></text:p>
      <text:p text:style-name="P81"><text:s text:c="4"/>block-<text:span text:style-name="T104">statement</text:span></text:p>
      <text:p text:style-name="P81"><text:s text:c="4"/>block-<text:span text:style-name="T103">statements</text:span> block-<text:span text:style-name="T104">statement</text:span></text:p>
      <text:p text:style-name="P80"/>
      <text:p text:style-name="P81">block-<text:span text:style-name="T104">statement</text:span></text:p>
      <text:p text:style-name="P80"><text:s text:c="4"/>expr <text:span text:style-name="T60">;</text:span></text:p>
      <text:p text:style-name="P80"><text:s text:c="4"/>decl</text:p>
      <text:p text:style-name="P80"><text:s text:c="4"/><text:span text:style-name="T60">return</text:span> expr <text:span text:style-name="T60">;</text:span></text:p>
      <text:p text:style-name="P189"/>
      <text:p text:style-name="P88">decl</text:p>
      <text:p text:style-name="P88"><text:s text:c="4"/>template</text:p>
      <text:p text:style-name="P88"><text:s text:c="4"/>function</text:p>
      <text:p text:style-name="P88"><text:s text:c="4"/>var<text:span text:style-name="T119">iable</text:span></text:p>
      <text:p text:style-name="P44"><text:tab/>Hence, each<text:span text:style-name="T104"> block statement can be an expression, a declaration or a </text:span><text:span text:style-name="Code">return</text:span><text:span text:style-name="T104"> statement (</text:span><text:span text:style-name="Code">return</text:span><text:span text:style-name="T104"> statements are only semantically valid in </text:span><text:span text:style-name="Code">function</text:span><text:span text:style-name="T104"> blocks).</text:span></text:p>
      <text:p text:style-name="P49"><text:tab/>Variables, functions and templates that are declared inside a block have the local scope of the block.</text:p>
      <text:p text:style-name="P42"/>
      <text:h text:style-name="P166" text:outline-level="2"><text:bookmark-start text:name="__RefHeading___Toc3592_678818557"/>Variables<text:bookmark-end text:name="__RefHeading___Toc3592_678818557"/></text:h>
      <text:p text:style-name="P45"><text:tab/>Variables are used as labels to values in memory. The same syntax is used to define both global and local-scope variables and template fields:</text:p>
      <text:p text:style-name="P82">var<text:span text:style-name="T119">iable</text:span></text:p>
      <text:p text:style-name="P82"><text:s text:c="4"/><text:span text:style-name="T60">var</text:span> <text:span text:style-name="T60">@</text:span><text:span text:style-name="T95">opt</text:span><text:span text:style-name="T1"> id </text:span><text:span text:style-name="T2">:</text:span><text:span text:style-name="T1"> type </text:span><text:span text:style-name="T2">=</text:span><text:span text:style-name="T1"> expr</text:span><text:span text:style-name="T9">ession</text:span><text:span text:style-name="T1"> </text:span><text:span text:style-name="T2">;</text:span><text:span text:style-name="T3"> <text:s text:c="20"/></text:span><text:span text:style-name="T11">(1)</text:span></text:p>
      <text:p text:style-name="P83"><text:span text:style-name="T1"><text:s text:c="4"/></text:span><text:span text:style-name="T2">var</text:span><text:span text:style-name="T1"> </text:span><text:span text:style-name="T2">@</text:span><text:span text:style-name="T95">opt</text:span><text:span text:style-name="T1"> id <text:s text:c="7"/></text:span><text:span text:style-name="T2">=</text:span><text:span text:style-name="T1"> expr</text:span><text:span text:style-name="T9">ession</text:span><text:span text:style-name="T1"> </text:span><text:span text:style-name="T2">;</text:span><text:span text:style-name="T3"> <text:s text:c="20"/></text:span><text:span text:style-name="T11">(2)</text:span></text:p>
      <text:p text:style-name="P82"><text:span text:style-name="T1"><text:s text:c="4"/></text:span><text:span text:style-name="T2">var</text:span><text:span text:style-name="T1"> </text:span><text:span text:style-name="T2">@</text:span><text:span text:style-name="T95">opt</text:span><text:span text:style-name="T1"> id </text:span><text:span text:style-name="T2">:</text:span><text:span text:style-name="T1"> type <text:s text:c="6"/></text:span><text:span text:style-name="T10"><text:s text:c="6"/></text:span><text:span text:style-name="T1"><text:s/></text:span><text:span text:style-name="T2">;</text:span><text:span text:style-name="T3"> <text:s text:c="20"/></text:span><text:span text:style-name="T11">(3)</text:span></text:p>
      <text:p text:style-name="P83"><text:span text:style-name="T1"><text:s text:c="4"/></text:span><text:span text:style-name="T2">var</text:span><text:span text:style-name="T1"> </text:span><text:span text:style-name="T2">[</text:span><text:span text:style-name="T1"> expr</text:span><text:span text:style-name="T9">ession</text:span><text:span text:style-name="T1"> </text:span><text:span text:style-name="T2">]</text:span><text:span text:style-name="T1"> </text:span><text:span text:style-name="T2">:</text:span><text:span text:style-name="T1"> </text:span><text:span text:style-name="T2">[</text:span><text:span text:style-name="T1"> expr</text:span><text:span text:style-name="T9">ession</text:span><text:span text:style-name="T1"> </text:span><text:span text:style-name="T2">]</text:span><text:span text:style-name="T1"> </text:span><text:span text:style-name="T2">=</text:span><text:span text:style-name="T1"> expr</text:span><text:span text:style-name="T9">ession</text:span><text:span text:style-name="T1"> </text:span><text:span text:style-name="T2">;</text:span><text:span text:style-name="T3"> <text:s text:c="2"/></text:span><text:span text:style-name="T11">(4)</text:span></text:p>
      <text:p text:style-name="P83"><text:span text:style-name="T1"><text:s text:c="4"/></text:span><text:span text:style-name="T2">var</text:span><text:span text:style-name="T1"> </text:span><text:span text:style-name="T2">[</text:span><text:span text:style-name="T1"> expr</text:span><text:span text:style-name="T9">ession</text:span><text:span text:style-name="T1"> </text:span><text:span text:style-name="T2">]</text:span><text:span text:style-name="T1"> <text:s text:c="9"/></text:span><text:span text:style-name="T9"><text:s text:c="6"/></text:span><text:span text:style-name="T1"><text:s text:c="2"/></text:span><text:span text:style-name="T2">=</text:span><text:span text:style-name="T1"> expr</text:span><text:span text:style-name="T9">ession</text:span><text:span text:style-name="T1"> </text:span><text:span text:style-name="T2">;</text:span><text:span text:style-name="T3"> <text:s text:c="2"/></text:span><text:span text:style-name="T11">(5)</text:span></text:p>
      <text:p text:style-name="P83"><text:span text:style-name="T1"><text:s text:c="4"/></text:span><text:span text:style-name="T2">var</text:span><text:span text:style-name="T1"> </text:span><text:span text:style-name="T2">[</text:span><text:span text:style-name="T1"> expr</text:span><text:span text:style-name="T9">ession</text:span><text:span text:style-name="T1"> </text:span><text:span text:style-name="T2">]</text:span><text:span text:style-name="T1"> </text:span><text:span text:style-name="T2">:</text:span><text:span text:style-name="T1"> </text:span><text:span text:style-name="T2">[</text:span><text:span text:style-name="T1"> expr</text:span><text:span text:style-name="T9">ession</text:span><text:span text:style-name="T1"> </text:span><text:span text:style-name="T2">]</text:span><text:span text:style-name="T1"> <text:s text:c="3"/></text:span><text:span text:style-name="T9"><text:s text:c="6"/></text:span><text:span text:style-name="T1"><text:s text:c="4"/></text:span><text:span text:style-name="T2">;</text:span><text:span text:style-name="T3"> <text:s text:c="2"/></text:span><text:span text:style-name="T11">(6)</text:span></text:p>
      <text:h text:style-name="P171" text:outline-level="3" text:is-list-header="true"/>
      <text:p text:style-name="Text_20_body"><text:span text:style-name="T105"><text:tab/>Forms (1)-(3) assign the value of the </text:span><text:span text:style-name="T16">expression</text:span><text:span text:style-name="T105"> on the right hand side to the identifier </text:span><text:span text:style-name="T16">id</text:span><text:span text:style-name="T105">, with the specified </text:span><text:span text:style-name="T16">type</text:span><text:span text:style-name="T105">. If </text:span><text:span text:style-name="T16">type</text:span><text:span text:style-name="T105"> is not specified, </text:span><text:span text:style-name="T16">id</text:span><text:span text:style-name="T105"> will take the type of the expression on the right hand side. </text:span><text:span text:style-name="T25">If an expression is not specified, </text:span><text:span text:style-name="T35">then </text:span><text:span text:style-name="T25">the value is read from the standard input</text:span><text:span text:style-name="T26"><text:note text:id="ftn1" text:note-class="footnote"><text:note-citation>1</text:note-citation><text:note-body><text:p text:style-name="P128"><text:s/>This is an unique BitTwiddler feature. If a variable is declared without and immediate value, an appropriate value is read from the standard input.</text:p></text:note-body></text:note></text:span><text:span text:style-name="T25">.</text:span><text:span text:style-name="T27"> </text:span><text:span text:style-name="T49">When declaring fields inside a </text:span><text:span text:style-name="Code"><text:span text:style-name="T106">template</text:span></text:span><text:span text:style-name="T49">, the field can be declared </text:span><text:span text:style-name="T18">hidden</text:span><text:span text:style-name="T74"> by prefixing the field id with the </text:span><text:span text:style-name="Code"><text:span text:style-name="T72">@</text:span></text:span><text:span text:style-name="T74"> character.</text:span><text:span text:style-name="T75"> Hiding a field is semantically invalid everywhere else.</text:span><text:span text:style-name="T74"> The usefulness of hiding a field is explained in the </text:span><text:span text:style-name="T74"><text:bookmark-ref text:reference-format="number" text:ref-name="__RefHeading___Toc2831_678818557">3.3</text:bookmark-ref></text:span><text:span text:style-name="T74"> </text:span><text:span text:style-name="T74"><text:bookmark-ref text:reference-format="text" text:ref-name="__RefHeading___Toc2831_678818557">Templates</text:bookmark-ref></text:span><text:span text:style-name="T74"> section.</text:span></text:p>
      <text:p text:style-name="Text_20_body"><text:span text:style-name="T74"><text:tab/></text:span><text:span text:style-name="T77">Forms (4)-(6) are </text:span><text:span text:style-name="T66">exclusive</text:span><text:span text:style-name="T77"> for templates.</text:span><text:span text:style-name="T76"> In those cases, the </text:span><text:span text:style-name="T19">expression</text:span><text:span text:style-name="T76"> right after the </text:span><text:span text:style-name="Code"><text:span text:style-name="T72">var</text:span></text:span><text:span text:style-name="T76"> keyword must evaluate, at runtime, to a </text:span><text:span text:style-name="Code"><text:span text:style-name="T72">string</text:span></text:span><text:span text:style-name="T76">. The expression right after the </text:span><text:span text:style-name="Code"><text:span text:style-name="T72">:</text:span></text:span><text:span text:style-name="T76"> character must evaluate, at runtime, to a </text:span><text:span text:style-name="Code"><text:span text:style-name="T72">Type</text:span></text:span><text:span text:style-name="Code"><text:span text:style-name="T73"> </text:span></text:span><text:span text:style-name="T76">value.</text:span></text:p>
      <text:p text:style-name="P43"/>
      <text:h text:style-name="P166" text:outline-level="2"><text:bookmark-start text:name="__RefHeading___Toc3594_678818557"/>Functions<text:bookmark-end text:name="__RefHeading___Toc3594_678818557"/></text:h>
      <text:p text:style-name="P46"><text:tab/>Functions are named blocks of code that can be executed with parameters. They are defined as:</text:p>
      <text:p text:style-name="P84">function</text:p>
      <text:p text:style-name="P84"><text:s text:c="4"/><text:span text:style-name="T60">func</text:span> id parameters<text:span text:style-name="T93">opt</text:span> <text:span text:style-name="T60">:</text:span> type block</text:p>
      <text:p text:style-name="P84"/>
      <text:p text:style-name="P84">parameters</text:p>
      <text:p text:style-name="P84"><text:s text:c="4"/><text:span text:style-name="T60">(</text:span> parameters-list <text:span text:style-name="T60">)</text:span></text:p>
      <text:p text:style-name="P84"/>
      <text:p text:style-name="P84">parameters-list</text:p>
      <text:p text:style-name="P84"><text:s text:c="4"/>parameter</text:p>
      <text:p text:style-name="P84"><text:s text:c="4"/>parameters-list <text:span text:style-name="T60">,</text:span> parameter</text:p>
      <text:p text:style-name="P84"/>
      <text:p text:style-name="P84">parameter</text:p>
      <text:p text:style-name="P84"><text:s text:c="4"/>id <text:span text:style-name="T60">:</text:span> type</text:p>
      <text:p text:style-name="Text_20_body"/>
      <text:p text:style-name="P47"><text:tab/>Example:</text:p>
      <text:p text:style-name="P98"><text:span text:style-name="T21">func</text:span> sum <text:span text:style-name="T21">(</text:span>a<text:span text:style-name="T21">:</text:span>int64, b<text:span text:style-name="T21">:</text:span>int64<text:span text:style-name="T21">)</text:span><text:span text:style-name="T107"> : int64</text:span> {</text:p>
      <text:p text:style-name="P98"><text:s text:c="4"/>a + b;</text:p>
      <text:p text:style-name="P98">}</text:p>
      <text:p text:style-name="Text_20_body"/>
      <text:h text:style-name="P159" text:outline-level="2"/>
      <text:h text:style-name="P166" text:outline-level="2"><text:bookmark-start text:name="__RefHeading___Toc2831_678818557"/>Templates<text:bookmark-end text:name="__RefHeading___Toc2831_678818557"/></text:h>
      <text:p text:style-name="P48"><text:tab/><text:span text:style-name="T108">Template is one of BitTwiddler's unique features. Templates are akin to C </text:span><text:span text:style-name="Code">struct</text:span><text:span text:style-name="T109">s, but dynamic. A template declaration defines a new type that can be used later as a type for variables. A template consists of typed fields. Syntactically, they are defined as:</text:span></text:p>
      <text:p text:style-name="P85">template</text:p>
      <text:p text:style-name="P85"><text:s text:c="4"/><text:span text:style-name="T60">template</text:span> type<text:span text:style-name="T114">-identifier</text:span> parameters<text:span text:style-name="T93">opt</text:span> block</text:p>
      <text:p text:style-name="Standard"/>
      <text:h text:style-name="Heading_20_3" text:outline-level="3"><text:bookmark-start text:name="__RefHeading___Toc3596_678818557"/><text:tab/><text:span text:style-name="T111">Field scope</text:span><text:bookmark-end text:name="__RefHeading___Toc3596_678818557"/></text:h>
      <text:p text:style-name="P50"><text:span text:style-name="T111"><text:tab/></text:span>Variable declarations inside templates<text:span text:style-name="T110"> have a different semantic meaning. Any variable declared anywhere inside a template block will </text:span><text:span text:style-name="T28">not</text:span><text:span text:style-name="T110"> be local to the block; instead, </text:span><text:span text:style-name="T28">it will be a field of the enclosing template</text:span><text:span text:style-name="T110">. For example:</text:span></text:p>
      <text:p text:style-name="P99"><text:span text:style-name="T21">template</text:span> Demo {</text:p>
      <text:p text:style-name="P99"><text:s text:c="4"/><text:span text:style-name="T21">var</text:span> a : <text:span text:style-name="T21">uint32</text:span>; <text:s text:c="4"/><text:span text:style-name="T20"># no assigned value: it will be read from stdin</text:span></text:p>
      <text:p text:style-name="P99"><text:s text:c="4"/><text:span text:style-name="T21">if</text:span> a == 0 {</text:p>
      <text:p text:style-name="P99"><text:s text:c="8"/><text:span text:style-name="T21">var</text:span> b : <text:span text:style-name="T21">uint32</text:span> = 123;</text:p>
      <text:p text:style-name="P99"><text:s text:c="4"/>} <text:span text:style-name="T21">else</text:span> {</text:p>
      <text:p text:style-name="P99"><text:s text:c="8"/><text:span text:style-name="T21">var</text:span> c : <text:span text:style-name="T21">uint32</text:span> = 456;</text:p>
      <text:p text:style-name="P99"><text:s text:c="4"/>};</text:p>
      <text:p text:style-name="P99">}</text:p>
      <text:p text:style-name="P51"><text:tab/>In the example, <text:span text:style-name="Code">a</text:span> will always be a field of the template Demo. Then, either <text:span text:style-name="Code">b</text:span> or <text:span text:style-name="Code">c</text:span> will be a field of Demo<text:span text:style-name="T112"> (</text:span><text:span text:style-name="T29">not</text:span><text:span text:style-name="T112"> local variables of the conditional blocks)</text:span>; this will be decided at runtime, depending on the value read in <text:span text:style-name="Code">a</text:span><text:span text:style-name="T113">, when Demo is instantiated.</text:span></text:p>
      <text:p text:style-name="P52"/>
      <text:h text:style-name="P172" text:outline-level="3" text:is-list-header="true"/>
      <text:h text:style-name="P176" text:outline-level="3"><text:bookmark-start text:name="__RefHeading___Toc3598_678818557"/>Hiding fields<text:bookmark-end text:name="__RefHeading___Toc3598_678818557"/></text:h>
      <text:p text:style-name="P53"><text:tab/>Field declarations with the @ marker will not be part of the enclosing template. For example:</text:p>
      <text:p text:style-name="P100"><text:span text:style-name="T21">template</text:span> Demo {</text:p>
      <text:p text:style-name="P100"><text:s text:c="4"/><text:span text:style-name="T21">var</text:span><text:span text:style-name="T30">@</text:span><text:span text:style-name="T115"> </text:span>a : <text:span text:style-name="T21">uint32</text:span>;</text:p>
      <text:p text:style-name="P100"><text:s text:c="4"/><text:span text:style-name="T21">if</text:span> a == 0 {<text:span text:style-name="T116"> </text:span><text:span text:style-name="T21">var</text:span> b : <text:span text:style-name="T21">uint32</text:span> = 123; } <text:span text:style-name="T21">else</text:span> { <text:span text:style-name="T21">var</text:span> c : <text:span text:style-name="T21">uint32</text:span> = 456; };</text:p>
      <text:p text:style-name="P100">}</text:p>
      <text:p text:style-name="P54"><text:tab/>Here, <text:span text:style-name="Code">a</text:span> will not be part of Demo, only <text:span text:style-name="Code">b</text:span> or <text:span text:style-name="Code">c</text:span>. </text:p>
      <text:p text:style-name="P54"/>
      <text:h text:style-name="P173" text:outline-level="3"><text:bookmark-start text:name="__RefHeading___Toc3600_678818557"/>Aliasing<text:bookmark-end text:name="__RefHeading___Toc3600_678818557"/></text:h>
      <text:p text:style-name="P54"><text:tab/>Inside template blocks, the field <text:span text:style-name="Code">_</text:span> has a special meaning: it is an alias to the whole template. There can be only one <text:span text:style-name="Code">_</text:span> field in a template <text:span text:style-name="T12">and</text:span> <text:span text:style-name="Code">_</text:span> must be the only visible field inside the template. For example:</text:p>
      <text:p text:style-name="P103"><text:span text:style-name="T21">template</text:span> LString {</text:p>
      <text:p text:style-name="P103"><text:s text:c="4"/><text:span text:style-name="T21">var@</text:span> len : <text:span text:style-name="T21">uint32</text:span>;</text:p>
      <text:p text:style-name="P103"><text:s text:c="4"/><text:span text:style-name="T31">var</text:span><text:span text:style-name="T117"> </text:span>_ : <text:span text:style-name="T21">uint8</text:span>[len];</text:p>
      <text:p text:style-name="P103">}</text:p>
      <text:p text:style-name="P103"/>
      <text:p text:style-name="P103"><text:span text:style-name="T21">parse</text:span> {</text:p>
      <text:p text:style-name="P103"><text:s text:c="4"/><text:span text:style-name="T21">var</text:span> name : Demo;</text:p>
      <text:p text:style-name="P103">}</text:p>
      <text:p text:style-name="P55"><text:tab/>In this example<text:span text:style-name="T118">, the program will read 4 bytes into the hidden </text:span><text:span text:style-name="Code"><text:span text:style-name="T106">len</text:span></text:span><text:span text:style-name="T118"> field, and then </text:span><text:span text:style-name="Code"><text:span text:style-name="T106">len</text:span></text:span><text:span text:style-name="T118"> bytes into the </text:span><text:span text:style-name="Code"><text:span text:style-name="T106">_</text:span></text:span><text:span text:style-name="T118"> field. </text:span><text:span text:style-name="Code"><text:span text:style-name="T106">LString</text:span></text:span><text:span text:style-name="T118"> is an alias to </text:span><text:span text:style-name="Code"><text:span text:style-name="T106">uint8[]</text:span></text:span><text:span text:style-name="T118"> type, so it can be used wherever a </text:span><text:span text:style-name="Code"><text:span text:style-name="T106">uint8[]</text:span></text:span><text:span text:style-name="T118"> can be used.</text:span></text:p>
      <text:p text:style-name="P55"/>
      <text:h text:style-name="P174" text:outline-level="3"><text:bookmark-start text:name="__RefHeading___Toc2239_709759715"/>Parameters<text:bookmark-end text:name="__RefHeading___Toc2239_709759715"/></text:h>
      <text:p text:style-name="P60"><text:tab/>Much like functions, templates can also receive parameters when instantiated. For example:</text:p>
      <text:p text:style-name="P104"><text:span text:style-name="T32">template</text:span><text:span text:style-name="T123"> ANumber (n : </text:span><text:span text:style-name="T32">uint32</text:span><text:span text:style-name="T123"> ) { </text:span><text:span text:style-name="T32">var _</text:span><text:span text:style-name="T123"> : </text:span><text:span text:style-name="T32">uint32</text:span><text:span text:style-name="T123"> = n; }</text:span></text:p>
      <text:p text:style-name="P105"><text:span text:style-name="T33">parse</text:span><text:span text:style-name="T124"> { </text:span><text:span text:style-name="T33">var</text:span><text:span text:style-name="T124"> x:ANumber(42); }</text:span></text:p>
      <text:h text:style-name="P147" text:outline-level="1"><text:bookmark-start text:name="__RefHeading___Toc3602_678818557"/>Program<text:bookmark-end text:name="__RefHeading___Toc3602_678818557"/></text:h>
      <text:p text:style-name="P56"><text:tab/>A BitTwiddler program has the following structure:</text:p>
      <text:p text:style-name="P86">program</text:p>
      <text:p text:style-name="P86"><text:s text:c="4"/>decls<text:span text:style-name="T93">opt</text:span> <text:span text:style-name="T60">parse</text:span> block <text:span text:style-name="T60">EOF</text:span></text:p>
      <text:p text:style-name="P86"/>
      <text:p text:style-name="P86">decls</text:p>
      <text:p text:style-name="P86"><text:s text:c="4"/>decl</text:p>
      <text:p text:style-name="P86"><text:s text:c="4"/>decls decl</text:p>
      <text:p text:style-name="P86"/>
      <text:p text:style-name="P86">decl</text:p>
      <text:p text:style-name="P86"><text:s text:c="4"/>template</text:p>
      <text:p text:style-name="P86"><text:s text:c="4"/>function</text:p>
      <text:p text:style-name="P86"><text:s text:c="4"/>variable</text:p>
      <text:p text:style-name="P57"><text:tab/>Variables, templates and functions declared in <text:span text:style-name="T12">decls</text:span> have global scope. The <text:span text:style-name="Code">parse</text:span> block is the entry point of the program.<text:span text:style-name="T120"> </text:span></text:p>
      <text:h text:style-name="P148" text:outline-level="1"><text:bookmark-start text:name="__RefHeading___Toc3604_678818557"/><text:span text:style-name="T128">Standard library</text:span> functions<text:bookmark-end text:name="__RefHeading___Toc3604_678818557"/></text:h>
      <text:p text:style-name="P130"><text:tab/>BitTwiddler has a number of functions that are built-in, part of the standard library.</text:p>
      <text:p text:style-name="P132"/>
      <text:h text:style-name="Heading_20_2" text:outline-level="2"><text:bookmark-start text:name="__RefHeading___Toc2449_709759715"/>emit<text:bookmark-end text:name="__RefHeading___Toc2449_709759715"/></text:h>
      <text:p text:style-name="Code"><text:tab/>emit (val : string) : None</text:p>
      <text:p text:style-name="P130"><text:tab/>Emits <text:span text:style-name="Code">val</text:span> to the standard output.</text:p>
      <text:p text:style-name="P130"/>
      <text:h text:style-name="Heading_20_2" text:outline-level="2"><text:bookmark-start text:name="__RefHeading___Toc2451_709759715"/>print<text:bookmark-end text:name="__RefHeading___Toc2451_709759715"/></text:h>
      <text:p text:style-name="Code"><text:tab/>print (val : string) : None</text:p>
      <text:p text:style-name="P130"><text:tab/>Prints <text:span text:style-name="Code">val</text:span> to standard error.</text:p>
      <text:p text:style-name="P130"/>
      <text:h text:style-name="Heading_20_2" text:outline-level="2"><text:bookmark-start text:name="__RefHeading___Toc2453_709759715"/>fatal<text:bookmark-end text:name="__RefHeading___Toc2453_709759715"/></text:h>
      <text:p text:style-name="Code"><text:tab/>fatal (val : string) : None</text:p>
      <text:p text:style-name="P130"><text:tab/>Prints <text:span text:style-name="Code">val</text:span> to standard error; exits from the program.</text:p>
      <text:p text:style-name="P130"/>
      <text:h text:style-name="P167" text:outline-level="2"><text:bookmark-start text:name="__RefHeading___Toc2455_709759715"/>enumerate<text:bookmark-end text:name="__RefHeading___Toc2455_709759715"/></text:h>
      <text:p text:style-name="Code"><text:tab/>enumerate (val : <text:span text:style-name="T12">*</text:span><text:span text:style-name="T68">) : Array</text:span></text:p>
      <text:p text:style-name="P130"><text:span text:style-name="T68"><text:tab/>Similar to Python's enumerate. Returns an array of two-element arrays, the first element being a zero-based index, and the second element being a value depending on the type of </text:span><text:span text:style-name="Code"><text:span text:style-name="T68">val</text:span></text:span><text:span text:style-name="T68">:</text:span></text:p>
      <text:list xml:id="list1991500377029453142" text:style-name="L1">
        <text:list-item>
          <text:p text:style-name="P133"><text:span text:style-name="T71">If </text:span><text:span text:style-name="Code"><text:span text:style-name="T68">val</text:span></text:span><text:span text:style-name="T71"> is an array, the second element will be the value at that index</text:span></text:p>
        </text:list-item>
        <text:list-item>
          <text:p text:style-name="P131"><text:span text:style-name="T68">If </text:span><text:span text:style-name="Code"><text:span text:style-name="T68">val</text:span></text:span><text:span text:style-name="T68"> is a template, the second element will be the name of the field at that index</text:span></text:p>
        </text:list-item>
      </text:list>
      <text:p text:style-name="P130"><text:span text:style-name="T68"/></text:p>
      <text:h text:style-name="P160" text:outline-level="2"><text:bookmark-start text:name="__RefHeading___Toc2457_709759715"/>typeof<text:bookmark-end text:name="__RefHeading___Toc2457_709759715"/></text:h>
      <text:p text:style-name="Code"><text:tab/>typeof (val : *) : Type</text:p>
      <text:p text:style-name="P130"><text:tab/>Returns the type of <text:span text:style-name="Code">val</text:span>.</text:p>
      <text:p text:style-name="P130"/>
      <text:h text:style-name="Heading_20_2" text:outline-level="2"><text:bookmark-start text:name="__RefHeading___Toc2459_709759715"/>len<text:bookmark-end text:name="__RefHeading___Toc2459_709759715"/></text:h>
      <text:p text:style-name="Code"><text:tab/>len (val : *) : uint64</text:p>
      <text:p text:style-name="P130"><text:tab/>Returns the length of <text:span text:style-name="Code">val</text:span><text:span text:style-name="T129">:</text:span></text:p>
      <text:list xml:id="list3493637394597768796" text:style-name="L2">
        <text:list-item>
          <text:p text:style-name="P139">If <text:span text:style-name="Code">val</text:span> is an array, returns the length of the array<text:span text:style-name="T130">;</text:span></text:p>
        </text:list-item>
        <text:list-item>
          <text:p text:style-name="P141">If <text:span text:style-name="Code">val</text:span> is a string, returns the number of characters;</text:p>
        </text:list-item>
        <text:list-item>
          <text:p text:style-name="P140">If <text:span text:style-name="Code">val</text:span> is a template, returns the number of fields in the template;</text:p>
        </text:list-item>
      </text:list>
      <text:h text:style-name="Heading_20_2" text:outline-level="2"><text:bookmark-start text:name="__RefHeading___Toc2461_709759715"/>map<text:bookmark-end text:name="__RefHeading___Toc2461_709759715"/></text:h>
      <text:p text:style-name="Code">map (val : Array, f : Func) : Array</text:p>
      <text:p text:style-name="P134"><text:tab/>Returns an array with <text:span text:style-name="Code">f </text:span>applied to every value of <text:span text:style-name="Code">val</text:span>.</text:p>
      <text:h text:style-name="Heading_20_2" text:outline-level="2"><text:bookmark-start text:name="__RefHeading___Toc2463_709759715"/><text:soft-page-break/>join<text:bookmark-end text:name="__RefHeading___Toc2463_709759715"/></text:h>
      <text:p text:style-name="Code">join (c : string, val: Array) : string</text:p>
      <text:p text:style-name="P135"><text:tab/>Returns a new concatenated string with values of <text:span text:style-name="Code">val</text:span> insterspersed with <text:span text:style-name="Code">c</text:span>.</text:p>
      <text:p text:style-name="P135"/>
      <text:h text:style-name="P149" text:outline-level="1"><text:bookmark-start text:name="__RefHeading___Toc4499_709759715"/><text:span text:style-name="T36">Example Program</text:span><text:span text:style-name="T37">: self-describing binary data</text:span><text:bookmark-end text:name="__RefHeading___Toc4499_709759715"/></text:h>
      <text:p text:style-name="P136"/>
      <text:p text:style-name="P137"><text:tab/>Consider a hypothetical computer game that stores <text:span text:style-name="T131">character attributes</text:span> in self-describing binary file<text:span text:style-name="T131">s</text:span>, and the following content for one of these files encoding a character's name and experience (numbers are in hexadecimal):</text:p>
      <table:table table:name="Table7" table:style-name="Table7">
        <table:table-column table:style-name="Table7.A"/>
        <table:table-column table:style-name="Table7.B" table:number-columns-repeated="2"/>
        <table:table-column table:style-name="Table7.D" table:number-columns-repeated="4"/>
        <table:table-column table:style-name="Table7.B" table:number-columns-repeated="2"/>
        <table:table-column table:style-name="Table7.D" table:number-columns-repeated="2"/>
        <table:table-column table:style-name="Table7.B"/>
        <table:table-column table:style-name="Table7.D" table:number-columns-repeated="3"/>
        <table:table-column table:style-name="Table7.B" table:number-columns-repeated="4"/>
        <table:table-row>
          <table:table-cell table:style-name="Table7.A1" office:value-type="string">
            <text:p text:style-name="P177"><text:span text:style-name="Code"><text:span text:style-name="T46">02</text:span></text:span></text:p>
          </table:table-cell>
          <table:table-cell table:style-name="Table7.A1" office:value-type="string">
            <text:p text:style-name="P177"><text:span text:style-name="Code"><text:span text:style-name="T52">00</text:span></text:span></text:p>
          </table:table-cell>
          <table:table-cell table:style-name="Table7.A1" office:value-type="string">
            <text:p text:style-name="P177"><text:span text:style-name="Code"><text:span text:style-name="T52">04</text:span></text:span></text:p>
          </table:table-cell>
          <table:table-cell table:style-name="Table7.A1" office:value-type="string">
            <text:p text:style-name="P177"><text:span text:style-name="Code"><text:span text:style-name="T46">'n'</text:span></text:span></text:p>
          </table:table-cell>
          <table:table-cell table:style-name="Table7.A1" office:value-type="string">
            <text:p text:style-name="P177"><text:span text:style-name="Code"><text:span text:style-name="T46">'a'</text:span></text:span></text:p>
          </table:table-cell>
          <table:table-cell table:style-name="Table7.A1" office:value-type="string">
            <text:p text:style-name="P177"><text:span text:style-name="Code"><text:span text:style-name="T46">'m'</text:span></text:span></text:p>
          </table:table-cell>
          <table:table-cell table:style-name="Table7.A1" office:value-type="string">
            <text:p text:style-name="P177"><text:span text:style-name="Code"><text:span text:style-name="T46">'e'</text:span></text:span></text:p>
          </table:table-cell>
          <table:table-cell table:style-name="Table7.A1" office:value-type="string">
            <text:p text:style-name="P177"><text:span text:style-name="Code"><text:span text:style-name="T46">0</text:span></text:span><text:span text:style-name="Code"><text:span text:style-name="T52">1</text:span></text:span></text:p>
          </table:table-cell>
          <table:table-cell table:style-name="Table7.A1" office:value-type="string">
            <text:p text:style-name="P177"><text:span text:style-name="Code"><text:span text:style-name="T52">02</text:span></text:span></text:p>
          </table:table-cell>
          <table:table-cell table:style-name="Table7.A1" office:value-type="string">
            <text:p text:style-name="P177"><text:span text:style-name="Code"><text:span text:style-name="T46">'</text:span></text:span><text:span text:style-name="Code"><text:span text:style-name="T52">x</text:span></text:span><text:span text:style-name="Code"><text:span text:style-name="T46">'</text:span></text:span></text:p>
          </table:table-cell>
          <table:table-cell table:style-name="Table7.A1" office:value-type="string">
            <text:p text:style-name="P177"><text:span text:style-name="Code"><text:span text:style-name="T46">'</text:span></text:span><text:span text:style-name="Code"><text:span text:style-name="T52">p</text:span></text:span><text:span text:style-name="Code"><text:span text:style-name="T46">'</text:span></text:span></text:p>
          </table:table-cell>
          <table:table-cell table:style-name="Table7.A1" office:value-type="string">
            <text:p text:style-name="P177"><text:span text:style-name="Code"><text:span text:style-name="T53">03</text:span></text:span></text:p>
          </table:table-cell>
          <table:table-cell table:style-name="Table7.A1" office:value-type="string">
            <text:p text:style-name="P177"><text:span text:style-name="Code"><text:span text:style-name="T52">'A'</text:span></text:span></text:p>
          </table:table-cell>
          <table:table-cell table:style-name="Table7.A1" office:value-type="string">
            <text:p text:style-name="P177"><text:span text:style-name="Code"><text:span text:style-name="T46">'</text:span></text:span><text:span text:style-name="Code"><text:span text:style-name="T52">n</text:span></text:span><text:span text:style-name="Code"><text:span text:style-name="T46">'</text:span></text:span></text:p>
          </table:table-cell>
          <table:table-cell table:style-name="Table7.A1" office:value-type="string">
            <text:p text:style-name="P177"><text:span text:style-name="Code"><text:span text:style-name="T46">'</text:span></text:span><text:span text:style-name="Code"><text:span text:style-name="T52">n</text:span></text:span><text:span text:style-name="Code"><text:span text:style-name="T46">'</text:span></text:span></text:p>
          </table:table-cell>
          <table:table-cell table:style-name="Table7.A1" office:value-type="string">
            <text:p text:style-name="P177"><text:span text:style-name="Code"><text:span text:style-name="T54">64</text:span></text:span></text:p>
          </table:table-cell>
          <table:table-cell table:style-name="Table7.A1" office:value-type="string">
            <text:p text:style-name="P177"><text:span text:style-name="Code"><text:span text:style-name="T54">00</text:span></text:span></text:p>
          </table:table-cell>
          <table:table-cell table:style-name="Table7.A1" office:value-type="string">
            <text:p text:style-name="P177"><text:span text:style-name="Code"><text:span text:style-name="T54">00</text:span></text:span></text:p>
          </table:table-cell>
          <table:table-cell table:style-name="Table7.S1" office:value-type="string">
            <text:p text:style-name="P177"><text:span text:style-name="Code"><text:span text:style-name="T54">00</text:span></text:span></text:p>
          </table:table-cell>
        </table:table-row>
        <table:table-row>
          <table:table-cell table:style-name="Table7.A2" office:value-type="string">
            <text:p text:style-name="P177">Two <text:span text:style-name="T132">f</text:span>ields</text:p>
          </table:table-cell>
          <table:table-cell table:style-name="Table7.B2" table:number-columns-spanned="6" office:value-type="string">
            <text:p text:style-name="P177">First field </text:p>
            <text:p text:style-name="P178">type 0 = string</text:p>
            <text:p text:style-name="P179">name = “name”</text:p>
          </table:table-cell>
          <table:covered-table-cell/>
          <table:covered-table-cell/>
          <table:covered-table-cell/>
          <table:covered-table-cell/>
          <table:covered-table-cell/>
          <table:table-cell table:style-name="Table7.A2" table:number-columns-spanned="4" office:value-type="string">
            <text:p text:style-name="P177"><text:span text:style-name="T133">Second</text:span> field </text:p>
            <text:p text:style-name="P177">type <text:span text:style-name="T133">1</text:span> = <text:span text:style-name="T133">uint32</text:span></text:p>
            <text:p text:style-name="P179">name = “xp”</text:p>
          </table:table-cell>
          <table:covered-table-cell/>
          <table:covered-table-cell/>
          <table:covered-table-cell/>
          <table:table-cell table:style-name="Table7.A2" table:number-columns-spanned="4" office:value-type="string">
            <text:p text:style-name="P177"><text:span text:style-name="T133">First</text:span> field</text:p>
            <text:p text:style-name="P178">value</text:p>
            <text:p text:style-name="P178">"Ann"</text:p>
          </table:table-cell>
          <table:covered-table-cell/>
          <table:covered-table-cell/>
          <table:covered-table-cell/>
          <table:table-cell table:style-name="Table7.P2" table:number-columns-spanned="4" office:value-type="string">
            <text:p text:style-name="P177">Second field </text:p>
            <text:p text:style-name="P177">value</text:p>
            <text:p text:style-name="P177">100</text:p>
          </table:table-cell>
          <table:covered-table-cell/>
          <table:covered-table-cell/>
          <table:covered-table-cell/>
        </table:table-row>
      </table:table>
      <text:p text:style-name="P138"/>
      <text:p text:style-name="P201"><text:span text:style-name="T21">template</text:span> <text:span text:style-name="T134">Attr</text:span>String {<text:span text:style-name="T135"><text:tab/><text:tab/><text:tab/><text:tab/></text:span><text:span text:style-name="T137"># Represents a</text:span><text:span text:style-name="T138">n</text:span><text:span text:style-name="T137"> encoded string</text:span></text:p>
      <text:p text:style-name="P191"><text:span text:style-name="T158"><text:tab/></text:span><text:span text:style-name="T39">var</text:span><text:span text:style-name="T21">@</text:span><text:span text:style-name="T177"> </text:span>len<text:span text:style-name="T159"> </text:span>: <text:span text:style-name="T21">uint8</text:span>;<text:span text:style-name="T135"><text:tab/><text:tab/><text:tab/><text:tab/></text:span><text:span text:style-name="T137"># len </text:span><text:span text:style-name="T139">will not be a </text:span><text:span text:style-name="T140">field</text:span><text:span text:style-name="T139"> of </text:span><text:span text:style-name="T141">Attr</text:span><text:span text:style-name="T139">String</text:span></text:p>
      <text:p text:style-name="P191"><text:span text:style-name="T158"><text:tab/></text:span><text:span text:style-name="T39">var</text:span><text:span text:style-name="T158"> </text:span>_<text:span text:style-name="T159"> </text:span>: <text:span text:style-name="T21">uint8</text:span>[len];<text:span text:style-name="T135"><text:tab/><text:tab/><text:tab/><text:tab/></text:span><text:span text:style-name="T137"># </text:span><text:span text:style-name="T138">Attr</text:span><text:span text:style-name="T137">String will be an "alias" to uint8[]</text:span></text:p>
      <text:p text:style-name="P201">}</text:p>
      <text:p text:style-name="P201"/>
      <text:p text:style-name="P192"><text:span text:style-name="T21">template</text:span> <text:span text:style-name="T160">Attr</text:span>Desc {</text:p>
      <text:p text:style-name="P192"><text:span text:style-name="T158"><text:tab/></text:span><text:span text:style-name="T39">var@</text:span><text:span text:style-name="T158"> </text:span>type<text:span text:style-name="T161">Code </text:span>: <text:span text:style-name="T21">uint8</text:span>;</text:p>
      <text:p text:style-name="P192"><text:span text:style-name="T158"><text:tab/></text:span><text:span text:style-name="T39">var</text:span><text:span text:style-name="T158"> type : </text:span><text:span text:style-name="T38">Type</text:span><text:span text:style-name="T162"> = </text:span><text:span text:style-name="T38">match</text:span><text:span text:style-name="T162"> typeCode { </text:span><text:span text:style-name="T142"># </text:span><text:span text:style-name="T143">If there's no match, the program aborts</text:span><text:span text:style-name="T144"> with an error</text:span></text:p>
      <text:p text:style-name="P192"><text:span text:style-name="T158"><text:tab/> <text:s/>0x00 -&gt; { Attr</text:span><text:span text:style-name="T55">String</text:span><text:span text:style-name="T162">; }</text:span></text:p>
      <text:p text:style-name="P193"><text:tab/><text:span text:style-name="T184"> <text:s/></text:span>0x01 -&gt; <text:span text:style-name="T178">{ </text:span><text:span text:style-name="T21">uint32</text:span>;<text:span text:style-name="T178"> <text:s text:c="4"/>}</text:span></text:p>
      <text:p text:style-name="P192"><text:s text:c="2"/><text:span text:style-name="T162">};</text:span></text:p>
      <text:p text:style-name="P192"><text:tab/><text:span text:style-name="T41">var</text:span><text:span text:style-name="T179"> </text:span>name<text:span text:style-name="T159"> </text:span>: <text:span text:style-name="T163">Attr</text:span>String;</text:p>
      <text:p text:style-name="P192">}</text:p>
      <text:p text:style-name="P192"/>
      <text:p text:style-name="P194"><text:span text:style-name="T21">template</text:span> Character(<text:span text:style-name="T163">attrs</text:span>:<text:span text:style-name="T163">Attr</text:span>Desc[]) {</text:p>
      <text:p text:style-name="P194"><text:span text:style-name="T42"><text:s text:c="2"/></text:span><text:span text:style-name="T21">for</text:span> <text:span text:style-name="T163">attr</text:span> <text:span text:style-name="T21">in</text:span> <text:span text:style-name="T163">attrs</text:span> {<text:span text:style-name="T164"><text:tab/><text:tab/><text:tab/><text:tab/></text:span><text:span text:style-name="T165"># Character's field names will come from strings</text:span></text:p>
      <text:p text:style-name="P194"><text:span text:style-name="T180"><text:s text:c="4"/></text:span><text:span text:style-name="T42">var</text:span><text:span text:style-name="T180"> [attr</text:span>.name<text:span text:style-name="T180">]</text:span> : <text:span text:style-name="T180">[attr</text:span>.type<text:span text:style-name="T180">];<text:tab/></text:span><text:span text:style-name="T145"># Auto type conversion: </text:span><text:span text:style-name="T146">Attr</text:span><text:span text:style-name="T145">String -&gt; uint8[] -&gt; string</text:span></text:p>
      <text:p text:style-name="P194"><text:s text:c="2"/>}<text:span text:style-name="T180">;</text:span></text:p>
      <text:p text:style-name="P194">}</text:p>
      <text:p text:style-name="P191"/>
      <text:p text:style-name="P195"><text:span text:style-name="T21">parse</text:span> {<text:span text:style-name="T166"><text:tab/><text:tab/><text:tab/><text:tab/><text:tab/><text:tab/></text:span><text:span text:style-name="T147"># Entry point</text:span></text:p>
      <text:p text:style-name="P191"><text:span text:style-name="T181"><text:s text:c="2"/></text:span><text:span text:style-name="T43">var</text:span><text:span text:style-name="T181"> </text:span>num<text:span text:style-name="T163">Attr</text:span>s: <text:span text:style-name="T21">uint8</text:span>;<text:span text:style-name="T166"><text:tab/><text:tab/><text:tab/></text:span><text:span text:style-name="T147"># Reads in </text:span><text:span text:style-name="T148">the </text:span><text:span text:style-name="T146">number of attributes</text:span></text:p>
      <text:p text:style-name="P195"><text:span text:style-name="T181"><text:s text:c="2"/></text:span><text:span text:style-name="T43">var</text:span><text:span text:style-name="T181"> attrs</text:span>: <text:span text:style-name="T163">AttrDesc</text:span>[num<text:span text:style-name="T163">Attrs</text:span>];<text:span text:style-name="T166"><text:tab/></text:span><text:span text:style-name="T147"># Reads in </text:span><text:span text:style-name="T148">the </text:span><text:span text:style-name="T146">attribute descriptions</text:span></text:p>
      <text:p text:style-name="P194"><text:span text:style-name="T181"><text:s text:c="2"/></text:span><text:span text:style-name="T43">var</text:span><text:span text:style-name="T181"> </text:span>character: Character(<text:span text:style-name="T167">attrs</text:span>);<text:span text:style-name="T168"><text:tab/></text:span><text:span text:style-name="T149"># Reads character info based on </text:span><text:span text:style-name="T150">attribute descriptions</text:span></text:p>
      <text:p text:style-name="P194"/>
      <text:p text:style-name="P196"><text:span text:style-name="T43"><text:s text:c="2"/></text:span><text:span text:style-name="T21">emit</text:span>(<text:span text:style-name="T169">'{'</text:span>)<text:span text:style-name="T173">;</text:span></text:p>
      <text:p text:style-name="P194"><text:span text:style-name="T43"><text:s text:c="2"/></text:span><text:span text:style-name="T21">for</text:span> i, attr <text:span text:style-name="T21">in</text:span> <text:span text:style-name="T21">enumerate</text:span>(character) {</text:p>
      <text:p text:style-name="P194"><text:span text:style-name="T39"><text:tab/></text:span><text:span text:style-name="T43"> <text:s/></text:span><text:span text:style-name="T21">emit</text:span>(<text:span text:style-name="T169">'{attr}:'</text:span>);</text:p>
      <text:p text:style-name="P194"><text:s text:c="4"/><text:span text:style-name="T21">match</text:span> <text:span text:style-name="T21">typeof</text:span>(character.attr) {</text:p>
      <text:p text:style-name="P194"><text:span text:style-name="T158"><text:tab/> <text:s text:c="3"/>Attr</text:span>String -&gt; <text:span text:style-name="T181">{ </text:span><text:span text:style-name="T21">emit</text:span>(<text:span text:style-name="T170">'"{</text:span><text:span text:style-name="T169">character.attr</text:span><text:span text:style-name="T170">}"'</text:span>);<text:span text:style-name="T181"> }</text:span></text:p>
      <text:p text:style-name="P194"><text:tab/><text:span text:style-name="T181"> <text:s text:c="3"/></text:span><text:span text:style-name="T21">uint32</text:span> <text:span text:style-name="T181"><text:s text:c="4"/></text:span>-&gt; <text:span text:style-name="T181">{ </text:span><text:span text:style-name="T21">emit</text:span>(<text:span text:style-name="T169">'{character.attr}'</text:span>);<text:span text:style-name="T181"> <text:s text:c="2"/>}</text:span></text:p>
      <text:p text:style-name="P197"><text:tab/><text:span text:style-name="T181"> <text:s/></text:span>}<text:span text:style-name="T181">;</text:span></text:p>
      <text:p text:style-name="P194"/>
      <text:p text:style-name="P194"><text:span text:style-name="T44"><text:s text:c="4"/></text:span><text:span text:style-name="T21">if</text:span> i &lt; <text:span text:style-name="T21">len</text:span>(character)<text:span text:style-name="T174"> - 1</text:span> {<text:span text:style-name="T175"><text:tab/><text:tab/></text:span><text:span text:style-name="T143"># len of a template is its number of fields</text:span></text:p>
      <text:p text:style-name="P194"><text:span text:style-name="T39"><text:tab/></text:span><text:span text:style-name="T44"> <text:s text:c="3"/></text:span><text:span text:style-name="T21">emit</text:span>(<text:span text:style-name="T169">','</text:span>);</text:p>
      <text:p text:style-name="P194"><text:span text:style-name="T158"><text:tab/> <text:s/></text:span>}<text:span text:style-name="T182">;</text:span></text:p>
      <text:p text:style-name="P194"><text:span text:style-name="T158"><text:tab/></text:span>}</text:p>
      <text:p text:style-name="P198"><text:tab/><text:span text:style-name="T21">emit</text:span>(<text:span text:style-name="T169">'}\n'</text:span>);</text:p>
      <text:p text:style-name="P198">}</text:p>
      <text:h text:style-name="P149" text:outline-level="1"><text:bookmark-start text:name="__RefHeading___Toc4501_709759715"/><text:span text:style-name="T36">Example Program</text:span><text:span text:style-name="T37">: </text:span><text:span text:style-name="T40">gcd</text:span><text:bookmark-end text:name="__RefHeading___Toc4501_709759715"/></text:h>
      <text:p text:style-name="P137"><text:tab/></text:p>
      <text:p text:style-name="P199"><text:span text:style-name="T21">func </text:span><text:span text:style-name="T46">gcd</text:span><text:span text:style-name="T56"> </text:span><text:span text:style-name="T46">(a:</text:span><text:span text:style-name="T21">uint64</text:span><text:span text:style-name="T46">, b:</text:span><text:span text:style-name="T21">uint64</text:span><text:span text:style-name="T46">)</text:span><text:span text:style-name="T59"> : </text:span><text:span text:style-name="T45">uint64</text:span><text:span text:style-name="T46"> {</text:span></text:p>
      <text:p text:style-name="P200"><text:span text:style-name="T46"><text:s text:c="4"/></text:span><text:span text:style-name="T40">if</text:span><text:span text:style-name="T57"> b == 0 {</text:span></text:p>
      <text:p text:style-name="P199"><text:span text:style-name="T46"><text:s text:c="8"/>a;</text:span><text:span text:style-name="T58"><text:tab/><text:tab/><text:tab/></text:span><text:span text:style-name="T151"># </text:span><text:span text:style-name="T154">return</text:span><text:span text:style-name="T152"> </text:span><text:span text:style-name="T153">keyword </text:span><text:span text:style-name="T152">is not necessary</text:span></text:p>
      <text:p text:style-name="P199"><text:span text:style-name="T46"><text:s text:c="4"/>} </text:span><text:span text:style-name="T21">else</text:span><text:span text:style-name="T46"> {</text:span></text:p>
      <text:p text:style-name="P202"><text:s text:c="8"/>gcd(b, a % b);</text:p>
      <text:p text:style-name="P202"><text:s text:c="4"/>}<text:span text:style-name="T183">;</text:span></text:p>
      <text:p text:style-name="P202">}</text:p>
      <text:p text:style-name="P203"/>
      <text:p text:style-name="P195"><text:span text:style-name="T21">parse</text:span> {</text:p>
      <text:p text:style-name="P200"><text:s text:c="5"/><text:span text:style-name="T45">var</text:span><text:span text:style-name="T183"> </text:span>a : uint<text:span text:style-name="T183">64</text:span>;<text:tab/><text:span text:style-name="T176"><text:tab/></text:span><text:span text:style-name="T143"># </text:span><text:span text:style-name="T136">Read inputs from standard input</text:span></text:p>
      <text:p text:style-name="P200"><text:s text:c="5"/><text:span text:style-name="T45">var</text:span><text:span text:style-name="T183"> </text:span>b : uint<text:span text:style-name="T183">64</text:span>;</text:p>
      <text:p text:style-name="P200"/>
      <text:p text:style-name="P200"><text:s text:c="5"/><text:span text:style-name="T45">var</text:span><text:span text:style-name="T183"> </text:span>r = gcd(a, b);<text:span text:style-name="T176"><text:tab/></text:span><text:span text:style-name="T143"># </text:span><text:span text:style-name="T157">A</text:span><text:span text:style-name="T156">utomatic type for </text:span><text:span text:style-name="T155">r</text:span><text:span text:style-name="T156"> (</text:span><text:span text:style-name="T155">uint64</text:span><text:span text:style-name="T156">)</text:span></text:p>
      <text:p text:style-name="P200"><text:s text:c="5"/>emit(<text:span text:style-name="T171">'</text:span><text:span text:style-name="T172">gcd({a}, {b}) = {r}\n</text:span><text:span text:style-name="T171">'</text:span>);</text:p>
      <text:p text:style-name="P19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Ubuntu Mono" svg:font-family="'Ubuntu Mono'" style:font-adornments="Bold" style:font-pitch="fixed"/>
    <style:font-face style:name="Ubuntu Mono1" svg:font-family="'Ubuntu 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Ubuntu Condensed" svg:font-family="'Ubuntu Condense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justify" style:justify-single-word="false" style:shadow="none"/>
      <style:text-properties style:font-name="Liberation Sans1"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text-properties style:font-name="Liberation Sans1" fo:font-family="'Liberation Sans'" style:font-style-name="Regular" style:font-family-generic="swiss" style:font-pitch="variable" style:font-size-asian="10.5pt"/>
    </style:style>
    <style:style style:name="Table_20_Heading" style:display-name="Table Heading" style:family="paragraph" style:parent-style-name="Table_20_Contents" style:class="extra"/>
    <style:style style:name="Title" style:family="paragraph" style:parent-style-name="Heading" style:class="chapter"/>
    <style:style style:name="Code" style:family="paragraph" style:parent-style-name="Text_20_body">
      <style:paragraph-properties fo:margin-left="0.2in" fo:margin-right="0.2in" fo:margin-top="0.2201in" fo:margin-bottom="0.2201in" loext:contextual-spacing="true" fo:text-indent="0in" style:auto-text-indent="false" fo:padding="0.1402in" fo:border-left="none" fo:border-right="none" fo:border-top="0.06pt solid #666666" fo:border-bottom="0.06pt solid #666666" style:shadow="#dddddd 0.0402in 0.0402in"/>
      <style:text-properties style:font-name="Ubuntu Mono" fo:font-family="'Ubuntu Mono'" style:font-style-name="Bold" style:font-pitch="fixed" fo:font-weight="normal" fo:background-color="transparent" style:font-size-asian="10.5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2" style:display-name="Contents 2" style:family="paragraph" style:parent-style-name="Index" style:class="index"/>
    <style:style style:name="Contents_20_3" style:display-name="Contents 3" style:family="paragraph" style:parent-style-name="Index" style:class="index"/>
    <style:style style:name="Footnote"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text-properties fo:font-weight="normal" style:font-weight-asian="normal" style:font-weight-complex="normal"/>
    </style:style>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Code" style:family="text" style:parent-style-name="Source_20_Text">
      <style:text-properties style:font-name="Ubuntu Mono1" fo:font-family="'Ubuntu Mono'" style:font-style-name="Regular" style:font-pitch="fixed" fo:font-weight="bold" officeooo:rsid="0117ba17"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2T23:16:54.840509173</meta:creation-date>
    <dc:date>2018-10-14T14:55:13.257660178</dc:date>
    <meta:editing-duration>P1DT6H15M17S</meta:editing-duration>
    <meta:editing-cycles>660</meta:editing-cycles>
    <meta:generator>LibreOffice/5.1.6.2$Linux_X86_64 LibreOffice_project/10m0$Build-2</meta:generator>
    <meta:document-statistic meta:table-count="3" meta:image-count="0" meta:object-count="0" meta:page-count="22" meta:paragraph-count="464" meta:word-count="2533" meta:character-count="15308" meta:non-whitespace-character-count="12565"/>
  </office:meta>
</office:document-meta>
</file>